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256.15999999983" calcext:value-type="float">
            <text:p>4256.15999999983</text:p>
          </table:table-cell>
          <table:table-cell table:formula="of:=MAX([$'sa-nonlinear-acc-energy-usage'.B:.B])" office:value-type="float" office:value="4487.259" calcext:value-type="float">
            <text:p>4487.259</text:p>
          </table:table-cell>
          <table:table-cell table:formula="of:=MAX([$'sa-exhaustive-acc-energy-usage'.B:.B])" office:value-type="float" office:value="4797.746" calcext:value-type="float">
            <text:p>4797.746</text:p>
          </table:table-cell>
          <table:table-cell table:formula="of:=MAX([$'sa-quick-acc-energy-usage'.B:.B])" office:value-type="float" office:value="6303.1704" calcext:value-type="float">
            <text:p>6303.1704</text:p>
          </table:table-cell>
          <table:table-cell table:formula="of:=[.B3]-[.A3]" office:value-type="float" office:value="231.09900000017" calcext:value-type="float">
            <text:p>231.09900000017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83.12" calcext:value-type="float">
            <text:p>183.1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52.96" calcext:value-type="float">
            <text:p>252.96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369.36" calcext:value-type="float">
            <text:p>369.36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392.64" calcext:value-type="float">
            <text:p>392.64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465.36" calcext:value-type="float">
            <text:p>465.36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491.520000000001" calcext:value-type="float">
            <text:p>491.52000000000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514.800000000001" calcext:value-type="float">
            <text:p>514.80000000000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538.080000000001" calcext:value-type="float">
            <text:p>538.08000000000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561.360000000001" calcext:value-type="float">
            <text:p>561.36000000000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584.640000000001" calcext:value-type="float">
            <text:p>584.64000000000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07.920000000001" calcext:value-type="float">
            <text:p>607.92000000000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31.200000000001" calcext:value-type="float">
            <text:p>631.20000000000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54.480000000001" calcext:value-type="float">
            <text:p>654.48000000000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77.760000000001" calcext:value-type="float">
            <text:p>677.76000000000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701.040000000001" calcext:value-type="float">
            <text:p>701.04000000000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702.480000000001" calcext:value-type="float">
            <text:p>702.48000000000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703.920000000001" calcext:value-type="float">
            <text:p>703.92000000000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705.360000000001" calcext:value-type="float">
            <text:p>705.36000000000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706.800000000001" calcext:value-type="float">
            <text:p>706.80000000000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708.240000000002" calcext:value-type="float">
            <text:p>708.24000000000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709.680000000002" calcext:value-type="float">
            <text:p>709.68000000000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711.120000000002" calcext:value-type="float">
            <text:p>711.12000000000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712.560000000002" calcext:value-type="float">
            <text:p>712.56000000000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714.000000000002" calcext:value-type="float">
            <text:p>714.00000000000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715.440000000002" calcext:value-type="float">
            <text:p>715.44000000000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716.880000000002" calcext:value-type="float">
            <text:p>716.88000000000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718.320000000002" calcext:value-type="float">
            <text:p>718.32000000000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719.760000000002" calcext:value-type="float">
            <text:p>719.76000000000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721.200000000002" calcext:value-type="float">
            <text:p>721.20000000000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22.640000000002" calcext:value-type="float">
            <text:p>722.64000000000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24.080000000002" calcext:value-type="float">
            <text:p>724.08000000000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25.520000000002" calcext:value-type="float">
            <text:p>725.52000000000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48.800000000002" calcext:value-type="float">
            <text:p>748.80000000000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72.080000000002" calcext:value-type="float">
            <text:p>772.08000000000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817.200000000002" calcext:value-type="float">
            <text:p>817.20000000000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862.320000000003" calcext:value-type="float">
            <text:p>862.320000000003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07.440000000003" calcext:value-type="float">
            <text:p>907.440000000003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52.560000000003" calcext:value-type="float">
            <text:p>952.560000000003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98.400000000003" calcext:value-type="float">
            <text:p>998.400000000003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044.24" calcext:value-type="float">
            <text:p>1044.2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135.92" calcext:value-type="float">
            <text:p>1135.9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163.52" calcext:value-type="float">
            <text:p>1163.5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172.16" calcext:value-type="float">
            <text:p>1172.16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175.04" calcext:value-type="float">
            <text:p>1175.04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180.8" calcext:value-type="float">
            <text:p>118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186.56" calcext:value-type="float">
            <text:p>1186.5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192.32" calcext:value-type="float">
            <text:p>1192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195.2" calcext:value-type="float">
            <text:p>1195.2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198.08" calcext:value-type="float">
            <text:p>1198.08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6.72" calcext:value-type="float">
            <text:p>1206.72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12.48" calcext:value-type="float">
            <text:p>1212.4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15.36000000001" calcext:value-type="float">
            <text:p>1215.36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17.52000000001" calcext:value-type="float">
            <text:p>1217.52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20.40000000001" calcext:value-type="float">
            <text:p>1220.40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23.28000000001" calcext:value-type="float">
            <text:p>1223.28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26.16000000001" calcext:value-type="float">
            <text:p>1226.1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29.04000000001" calcext:value-type="float">
            <text:p>1229.04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31.92000000001" calcext:value-type="float">
            <text:p>1231.92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34.80000000001" calcext:value-type="float">
            <text:p>1234.80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37.68000000001" calcext:value-type="float">
            <text:p>1237.68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40.56000000001" calcext:value-type="float">
            <text:p>1240.5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43.44000000001" calcext:value-type="float">
            <text:p>1243.44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46.32000000001" calcext:value-type="float">
            <text:p>1246.32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52.08000000001" calcext:value-type="float">
            <text:p>1252.08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54.96000000001" calcext:value-type="float">
            <text:p>1254.96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57.12000000001" calcext:value-type="float">
            <text:p>1257.12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59.28000000001" calcext:value-type="float">
            <text:p>1259.28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61.44000000001" calcext:value-type="float">
            <text:p>1261.4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63.60000000001" calcext:value-type="float">
            <text:p>1263.60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87.60000000001" calcext:value-type="float">
            <text:p>128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311.60000000001" calcext:value-type="float">
            <text:p>1311.60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335.60000000001" calcext:value-type="float">
            <text:p>1335.60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359.60000000001" calcext:value-type="float">
            <text:p>1359.60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383.60000000001" calcext:value-type="float">
            <text:p>1383.60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407.60000000001" calcext:value-type="float">
            <text:p>1407.6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431.60000000001" calcext:value-type="float">
            <text:p>1431.60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455.60000000001" calcext:value-type="float">
            <text:p>1455.60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479.60000000001" calcext:value-type="float">
            <text:p>1479.60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03.60000000001" calcext:value-type="float">
            <text:p>1503.60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7.60000000001" calcext:value-type="float">
            <text:p>1527.6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51.60000000001" calcext:value-type="float">
            <text:p>1551.60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3.76000000001" calcext:value-type="float">
            <text:p>1553.76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55.92000000001" calcext:value-type="float">
            <text:p>1555.9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558.08000000001" calcext:value-type="float">
            <text:p>1558.08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560.24000000001" calcext:value-type="float">
            <text:p>1560.24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562.40000000001" calcext:value-type="float">
            <text:p>1562.40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564.56000000001" calcext:value-type="float">
            <text:p>1564.56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566.72000000001" calcext:value-type="float">
            <text:p>1566.7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568.88000000001" calcext:value-type="float">
            <text:p>1568.88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571.04000000001" calcext:value-type="float">
            <text:p>1571.04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573.20000000001" calcext:value-type="float">
            <text:p>1573.20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575.36000000001" calcext:value-type="float">
            <text:p>1575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577.52000000001" calcext:value-type="float">
            <text:p>1577.52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579.68000000001" calcext:value-type="float">
            <text:p>1579.68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581.84000000001" calcext:value-type="float">
            <text:p>1581.84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584.00000000001" calcext:value-type="float">
            <text:p>1584.00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586.16000000001" calcext:value-type="float">
            <text:p>1586.16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588.32000000001" calcext:value-type="float">
            <text:p>1588.32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590.48000000001" calcext:value-type="float">
            <text:p>1590.48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592.64000000001" calcext:value-type="float">
            <text:p>1592.64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594.80000000001" calcext:value-type="float">
            <text:p>1594.80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596.96000000001" calcext:value-type="float">
            <text:p>1596.96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599.12000000001" calcext:value-type="float">
            <text:p>1599.12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601.28000000001" calcext:value-type="float">
            <text:p>1601.28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605.60000000001" calcext:value-type="float">
            <text:p>1605.60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607.76000000001" calcext:value-type="float">
            <text:p>1607.76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609.92000000001" calcext:value-type="float">
            <text:p>1609.92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612.08000000001" calcext:value-type="float">
            <text:p>1612.08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614.24000000001" calcext:value-type="float">
            <text:p>1614.24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616.40000000001" calcext:value-type="float">
            <text:p>1616.40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638.96000000001" calcext:value-type="float">
            <text:p>1638.96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661.52000000001" calcext:value-type="float">
            <text:p>1661.52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684.08000000001" calcext:value-type="float">
            <text:p>1684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706.64000000001" calcext:value-type="float">
            <text:p>1706.64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729.20000000001" calcext:value-type="float">
            <text:p>1729.20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774.32000000001" calcext:value-type="float">
            <text:p>1774.32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796.88000000001" calcext:value-type="float">
            <text:p>1796.8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820.16000000001" calcext:value-type="float">
            <text:p>1820.1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843.44000000001" calcext:value-type="float">
            <text:p>1843.4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866.72000000001" calcext:value-type="float">
            <text:p>1866.7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1890.00000000001" calcext:value-type="float">
            <text:p>1890.0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1913.28000000001" calcext:value-type="float">
            <text:p>1913.2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1936.56000000001" calcext:value-type="float">
            <text:p>1936.5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1959.84000000001" calcext:value-type="float">
            <text:p>1959.8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1983.12000000001" calcext:value-type="float">
            <text:p>1983.1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006.40000000001" calcext:value-type="float">
            <text:p>2006.4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029.68000000001" calcext:value-type="float">
            <text:p>2029.6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052.96000000001" calcext:value-type="float">
            <text:p>2052.9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076.24000000001" calcext:value-type="float">
            <text:p>2076.24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099.52000000001" calcext:value-type="float">
            <text:p>2099.52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122.80000000001" calcext:value-type="float">
            <text:p>2122.80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146.08000000001" calcext:value-type="float">
            <text:p>2146.08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147.52000000001" calcext:value-type="float">
            <text:p>2147.52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170.80000000001" calcext:value-type="float">
            <text:p>2170.8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194.08000000001" calcext:value-type="float">
            <text:p>2194.08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217.36000000001" calcext:value-type="float">
            <text:p>2217.36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240.64000000001" calcext:value-type="float">
            <text:p>2240.64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263.92000000001" calcext:value-type="float">
            <text:p>2263.92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287.20000000001" calcext:value-type="float">
            <text:p>2287.2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10.48000000001" calcext:value-type="float">
            <text:p>2310.48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3.76000000001" calcext:value-type="float">
            <text:p>2333.76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57.04000000001" calcext:value-type="float">
            <text:p>2357.04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80.32" calcext:value-type="float">
            <text:p>2380.32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425.44" calcext:value-type="float">
            <text:p>2425.44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470.56" calcext:value-type="float">
            <text:p>2470.56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493.84" calcext:value-type="float">
            <text:p>2493.84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517.12" calcext:value-type="float">
            <text:p>2517.12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540.4" calcext:value-type="float">
            <text:p>2540.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563.68" calcext:value-type="float">
            <text:p>2563.68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586.96" calcext:value-type="float">
            <text:p>2586.9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610.24" calcext:value-type="float">
            <text:p>2610.24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633.52" calcext:value-type="float">
            <text:p>2633.52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656.08" calcext:value-type="float">
            <text:p>2656.08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678.64" calcext:value-type="float">
            <text:p>2678.64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701.2" calcext:value-type="float">
            <text:p>2701.2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723.76" calcext:value-type="float">
            <text:p>2723.76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746.32" calcext:value-type="float">
            <text:p>2746.3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747.04" calcext:value-type="float">
            <text:p>2747.04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747.76" calcext:value-type="float">
            <text:p>2747.76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49.2" calcext:value-type="float">
            <text:p>2749.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752.08" calcext:value-type="float">
            <text:p>2752.0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753.52" calcext:value-type="float">
            <text:p>2753.52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800.08" calcext:value-type="float">
            <text:p>2800.0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823.36" calcext:value-type="float">
            <text:p>2823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846.64" calcext:value-type="float">
            <text:p>2846.64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869.92" calcext:value-type="float">
            <text:p>2869.9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893.2" calcext:value-type="float">
            <text:p>2893.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916.48" calcext:value-type="float">
            <text:p>2916.4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939.76" calcext:value-type="float">
            <text:p>2939.76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963.04" calcext:value-type="float">
            <text:p>2963.04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986.32" calcext:value-type="float">
            <text:p>2986.3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09.6" calcext:value-type="float">
            <text:p>3009.6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32.88" calcext:value-type="float">
            <text:p>3032.8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56.16" calcext:value-type="float">
            <text:p>3056.16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57.6" calcext:value-type="float">
            <text:p>3057.6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59.04" calcext:value-type="float">
            <text:p>3059.04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60.48" calcext:value-type="float">
            <text:p>3060.4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61.92" calcext:value-type="float">
            <text:p>3061.9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63.36" calcext:value-type="float">
            <text:p>3063.36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064.79999999999" calcext:value-type="float">
            <text:p>3064.79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066.23999999999" calcext:value-type="float">
            <text:p>3066.23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067.67999999999" calcext:value-type="float">
            <text:p>3067.67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069.11999999999" calcext:value-type="float">
            <text:p>3069.11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070.55999999999" calcext:value-type="float">
            <text:p>3070.5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071.99999999999" calcext:value-type="float">
            <text:p>3071.99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073.43999999999" calcext:value-type="float">
            <text:p>3073.43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074.87999999999" calcext:value-type="float">
            <text:p>3074.87999999999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076.31999999999" calcext:value-type="float">
            <text:p>3076.31999999999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077.75999999999" calcext:value-type="float">
            <text:p>3077.75999999999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079.19999999999" calcext:value-type="float">
            <text:p>3079.19999999999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080.63999999999" calcext:value-type="float">
            <text:p>3080.63999999999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082.07999999999" calcext:value-type="float">
            <text:p>3082.07999999999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083.51999999999" calcext:value-type="float">
            <text:p>3083.51999999999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084.95999999999" calcext:value-type="float">
            <text:p>3084.95999999999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108.23999999999" calcext:value-type="float">
            <text:p>3108.23999999999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131.51999999999" calcext:value-type="float">
            <text:p>3131.51999999999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132.95999999999" calcext:value-type="float">
            <text:p>3132.95999999999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134.39999999999" calcext:value-type="float">
            <text:p>3134.39999999999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135.83999999999" calcext:value-type="float">
            <text:p>3135.83999999999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137.27999999999" calcext:value-type="float">
            <text:p>3137.27999999999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138.71999999999" calcext:value-type="float">
            <text:p>3138.71999999999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140.15999999999" calcext:value-type="float">
            <text:p>3140.15999999999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141.59999999999" calcext:value-type="float">
            <text:p>3141.59999999999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143.03999999999" calcext:value-type="float">
            <text:p>3143.03999999999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144.47999999999" calcext:value-type="float">
            <text:p>3144.47999999999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145.91999999998" calcext:value-type="float">
            <text:p>3145.91999999998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147.35999999998" calcext:value-type="float">
            <text:p>3147.35999999998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148.79999999998" calcext:value-type="float">
            <text:p>3148.79999999998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150.23999999998" calcext:value-type="float">
            <text:p>3150.23999999998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151.67999999998" calcext:value-type="float">
            <text:p>3151.67999999998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153.11999999998" calcext:value-type="float">
            <text:p>3153.11999999998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154.55999999998" calcext:value-type="float">
            <text:p>3154.55999999998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155.99999999998" calcext:value-type="float">
            <text:p>3155.99999999998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157.43999999998" calcext:value-type="float">
            <text:p>3157.43999999998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158.87999999998" calcext:value-type="float">
            <text:p>3158.87999999998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160.31999999998" calcext:value-type="float">
            <text:p>3160.31999999998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161.75999999998" calcext:value-type="float">
            <text:p>3161.75999999998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163.19999999998" calcext:value-type="float">
            <text:p>3163.19999999998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164.63999999998" calcext:value-type="float">
            <text:p>3164.6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165.35999999998" calcext:value-type="float">
            <text:p>3165.35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166.07999999998" calcext:value-type="float">
            <text:p>3166.07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166.79999999998" calcext:value-type="float">
            <text:p>3166.79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168.23999999998" calcext:value-type="float">
            <text:p>3168.23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169.67999999998" calcext:value-type="float">
            <text:p>3169.67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171.11999999998" calcext:value-type="float">
            <text:p>3171.11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172.55999999998" calcext:value-type="float">
            <text:p>3172.5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173.99999999998" calcext:value-type="float">
            <text:p>3173.99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175.43999999998" calcext:value-type="float">
            <text:p>3175.43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176.87999999998" calcext:value-type="float">
            <text:p>3176.87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178.31999999998" calcext:value-type="float">
            <text:p>3178.31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179.75999999998" calcext:value-type="float">
            <text:p>3179.7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181.19999999998" calcext:value-type="float">
            <text:p>3181.19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182.63999999997" calcext:value-type="float">
            <text:p>3182.63999999997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184.07999999997" calcext:value-type="float">
            <text:p>3184.07999999997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185.51999999997" calcext:value-type="float">
            <text:p>3185.51999999997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186.95999999997" calcext:value-type="float">
            <text:p>3186.95999999997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188.39999999997" calcext:value-type="float">
            <text:p>3188.39999999997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189.83999999997" calcext:value-type="float">
            <text:p>3189.83999999997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213.11999999997" calcext:value-type="float">
            <text:p>3213.11999999997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236.39999999997" calcext:value-type="float">
            <text:p>3236.39999999997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259.67999999997" calcext:value-type="float">
            <text:p>3259.67999999997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282.95999999997" calcext:value-type="float">
            <text:p>3282.95999999997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306.23999999997" calcext:value-type="float">
            <text:p>3306.23999999997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329.51999999997" calcext:value-type="float">
            <text:p>3329.51999999997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352.79999999997" calcext:value-type="float">
            <text:p>3352.79999999997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376.07999999997" calcext:value-type="float">
            <text:p>3376.07999999997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399.35999999997" calcext:value-type="float">
            <text:p>3399.35999999997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00.79999999997" calcext:value-type="float">
            <text:p>3400.79999999997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02.23999999997" calcext:value-type="float">
            <text:p>3402.23999999997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03.67999999997" calcext:value-type="float">
            <text:p>3403.67999999997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405.11999999997" calcext:value-type="float">
            <text:p>3405.11999999997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406.55999999997" calcext:value-type="float">
            <text:p>3406.55999999997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407.99999999997" calcext:value-type="float">
            <text:p>3407.99999999997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409.43999999997" calcext:value-type="float">
            <text:p>3409.43999999997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410.87999999997" calcext:value-type="float">
            <text:p>3410.87999999997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412.31999999997" calcext:value-type="float">
            <text:p>3412.31999999997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413.75999999997" calcext:value-type="float">
            <text:p>3413.75999999997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415.19999999997" calcext:value-type="float">
            <text:p>3415.19999999997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416.63999999997" calcext:value-type="float">
            <text:p>3416.63999999997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418.07999999997" calcext:value-type="float">
            <text:p>3418.07999999997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419.51999999996" calcext:value-type="float">
            <text:p>3419.5199999999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422.39999999996" calcext:value-type="float">
            <text:p>3422.3999999999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425.27999999996" calcext:value-type="float">
            <text:p>3425.2799999999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427.43999999996" calcext:value-type="float">
            <text:p>3427.4399999999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431.75999999996" calcext:value-type="float">
            <text:p>3431.7599999999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433.91999999996" calcext:value-type="float">
            <text:p>3433.9199999999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436.07999999996" calcext:value-type="float">
            <text:p>3436.0799999999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438.23999999996" calcext:value-type="float">
            <text:p>3438.2399999999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440.39999999996" calcext:value-type="float">
            <text:p>3440.3999999999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442.55999999996" calcext:value-type="float">
            <text:p>3442.5599999999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444.71999999996" calcext:value-type="float">
            <text:p>3444.7199999999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446.87999999996" calcext:value-type="float">
            <text:p>3446.8799999999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449.03999999996" calcext:value-type="float">
            <text:p>3449.0399999999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451.19999999996" calcext:value-type="float">
            <text:p>3451.1999999999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453.35999999996" calcext:value-type="float">
            <text:p>3453.3599999999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455.51999999995" calcext:value-type="float">
            <text:p>3455.51999999995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457.67999999995" calcext:value-type="float">
            <text:p>3457.67999999995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459.83999999995" calcext:value-type="float">
            <text:p>3459.83999999995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461.99999999995" calcext:value-type="float">
            <text:p>3461.99999999995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466.31999999995" calcext:value-type="float">
            <text:p>3466.31999999995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468.47999999995" calcext:value-type="float">
            <text:p>3468.47999999995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470.63999999995" calcext:value-type="float">
            <text:p>3470.63999999995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472.79999999995" calcext:value-type="float">
            <text:p>3472.79999999995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474.95999999995" calcext:value-type="float">
            <text:p>3474.95999999995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477.11999999995" calcext:value-type="float">
            <text:p>3477.11999999995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479.27999999995" calcext:value-type="float">
            <text:p>3479.27999999995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481.43999999995" calcext:value-type="float">
            <text:p>3481.43999999995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483.59999999995" calcext:value-type="float">
            <text:p>3483.59999999995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485.75999999995" calcext:value-type="float">
            <text:p>3485.75999999995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487.91999999995" calcext:value-type="float">
            <text:p>3487.91999999995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490.07999999995" calcext:value-type="float">
            <text:p>3490.07999999995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492.23999999994" calcext:value-type="float">
            <text:p>3492.23999999994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494.39999999994" calcext:value-type="float">
            <text:p>3494.39999999994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496.55999999994" calcext:value-type="float">
            <text:p>3496.55999999994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00.87999999994" calcext:value-type="float">
            <text:p>3500.87999999994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03.03999999994" calcext:value-type="float">
            <text:p>3503.03999999994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05.19999999994" calcext:value-type="float">
            <text:p>3505.19999999994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07.35999999994" calcext:value-type="float">
            <text:p>3507.3599999999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09.51999999994" calcext:value-type="float">
            <text:p>3509.51999999994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11.67999999994" calcext:value-type="float">
            <text:p>3511.67999999994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13.83999999994" calcext:value-type="float">
            <text:p>3513.83999999994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515.99999999994" calcext:value-type="float">
            <text:p>3515.99999999994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518.87999999994" calcext:value-type="float">
            <text:p>3518.8799999999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521.75999999994" calcext:value-type="float">
            <text:p>3521.75999999994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524.63999999994" calcext:value-type="float">
            <text:p>3524.63999999994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530.39999999993" calcext:value-type="float">
            <text:p>3530.39999999993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533.27999999993" calcext:value-type="float">
            <text:p>3533.27999999993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539.03999999993" calcext:value-type="float">
            <text:p>3539.03999999993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541.91999999993" calcext:value-type="float">
            <text:p>3541.91999999993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544.79999999993" calcext:value-type="float">
            <text:p>3544.79999999993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547.67999999993" calcext:value-type="float">
            <text:p>3547.67999999993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550.55999999993" calcext:value-type="float">
            <text:p>3550.55999999993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553.43999999993" calcext:value-type="float">
            <text:p>3553.43999999993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556.31999999993" calcext:value-type="float">
            <text:p>3556.31999999993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559.19999999993" calcext:value-type="float">
            <text:p>3559.19999999993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562.07999999993" calcext:value-type="float">
            <text:p>3562.07999999993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582.23999999992" calcext:value-type="float">
            <text:p>3582.23999999992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585.11999999992" calcext:value-type="float">
            <text:p>3585.11999999992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587.99999999992" calcext:value-type="float">
            <text:p>3587.99999999992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590.87999999992" calcext:value-type="float">
            <text:p>3590.87999999992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593.75999999992" calcext:value-type="float">
            <text:p>3593.75999999992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596.63999999992" calcext:value-type="float">
            <text:p>3596.63999999992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16.79999999991" calcext:value-type="float">
            <text:p>3616.7999999999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19.67999999991" calcext:value-type="float">
            <text:p>3619.6799999999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22.55999999991" calcext:value-type="float">
            <text:p>3622.5599999999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25.43999999991" calcext:value-type="float">
            <text:p>3625.4399999999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28.31999999991" calcext:value-type="float">
            <text:p>3628.3199999999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31.19999999991" calcext:value-type="float">
            <text:p>3631.1999999999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34.07999999991" calcext:value-type="float">
            <text:p>3634.0799999999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44.8799999999" calcext:value-type="float">
            <text:p>3644.879999999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49.1999999999" calcext:value-type="float">
            <text:p>3649.199999999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54.2399999999" calcext:value-type="float">
            <text:p>3654.239999999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57.1199999999" calcext:value-type="float">
            <text:p>3657.119999999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59.9999999999" calcext:value-type="float">
            <text:p>3659.999999999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62.8799999999" calcext:value-type="float">
            <text:p>3662.879999999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65.7599999999" calcext:value-type="float">
            <text:p>3665.759999999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68.6399999999" calcext:value-type="float">
            <text:p>3668.639999999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9" calcext:value-type="float">
            <text:p>3688.7999999998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1.67999999989" calcext:value-type="float">
            <text:p>3691.6799999998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4.55999999989" calcext:value-type="float">
            <text:p>3694.5599999998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7.43999999989" calcext:value-type="float">
            <text:p>3697.4399999998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700.31999999989" calcext:value-type="float">
            <text:p>3700.3199999998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703.19999999989" calcext:value-type="float">
            <text:p>3703.1999999998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706.07999999989" calcext:value-type="float">
            <text:p>3706.0799999998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8.95999999988" calcext:value-type="float">
            <text:p>3708.9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11.83999999988" calcext:value-type="float">
            <text:p>3711.83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14.71999999988" calcext:value-type="float">
            <text:p>3714.71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17.59999999988" calcext:value-type="float">
            <text:p>3717.59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20.47999999988" calcext:value-type="float">
            <text:p>3720.47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23.35999999988" calcext:value-type="float">
            <text:p>3723.3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26.23999999988" calcext:value-type="float">
            <text:p>3726.23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29.11999999988" calcext:value-type="float">
            <text:p>3729.11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31.99999999988" calcext:value-type="float">
            <text:p>3731.99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34.87999999988" calcext:value-type="float">
            <text:p>3734.87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37.75999999988" calcext:value-type="float">
            <text:p>3737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0.63999999988" calcext:value-type="float">
            <text:p>3740.6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43.51999999987" calcext:value-type="float">
            <text:p>3743.51999999987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46.39999999987" calcext:value-type="float">
            <text:p>3746.39999999987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749.27999999987" calcext:value-type="float">
            <text:p>3749.27999999987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752.15999999987" calcext:value-type="float">
            <text:p>3752.15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755.03999999987" calcext:value-type="float">
            <text:p>3755.03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757.91999999987" calcext:value-type="float">
            <text:p>3757.91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760.07999999987" calcext:value-type="float">
            <text:p>3760.07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762.23999999987" calcext:value-type="float">
            <text:p>3762.23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764.39999999987" calcext:value-type="float">
            <text:p>3764.39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766.55999999987" calcext:value-type="float">
            <text:p>3766.5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768.71999999987" calcext:value-type="float">
            <text:p>3768.71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770.87999999987" calcext:value-type="float">
            <text:p>3770.87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773.03999999987" calcext:value-type="float">
            <text:p>3773.03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775.19999999987" calcext:value-type="float">
            <text:p>3775.19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777.35999999987" calcext:value-type="float">
            <text:p>3777.3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779.51999999986" calcext:value-type="float">
            <text:p>3779.51999999986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781.67999999986" calcext:value-type="float">
            <text:p>3781.67999999986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783.83999999986" calcext:value-type="float">
            <text:p>3783.83999999986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785.99999999986" calcext:value-type="float">
            <text:p>3785.99999999986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788.15999999986" calcext:value-type="float">
            <text:p>3788.15999999986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790.31999999986" calcext:value-type="float">
            <text:p>3790.31999999986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793.19999999986" calcext:value-type="float">
            <text:p>3793.19999999986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796.07999999986" calcext:value-type="float">
            <text:p>3796.07999999986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798.95999999986" calcext:value-type="float">
            <text:p>3798.95999999986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01.83999999986" calcext:value-type="float">
            <text:p>3801.83999999986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04.71999999986" calcext:value-type="float">
            <text:p>3804.71999999986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07.59999999986" calcext:value-type="float">
            <text:p>3807.59999999986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09.75999999986" calcext:value-type="float">
            <text:p>3809.75999999986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12.63999999986" calcext:value-type="float">
            <text:p>3812.63999999986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15.51999999985" calcext:value-type="float">
            <text:p>3815.51999999985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18.39999999985" calcext:value-type="float">
            <text:p>3818.39999999985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21.27999999985" calcext:value-type="float">
            <text:p>3821.27999999985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24.15999999985" calcext:value-type="float">
            <text:p>3824.15999999985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27.03999999985" calcext:value-type="float">
            <text:p>3827.03999999985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29.91999999985" calcext:value-type="float">
            <text:p>3829.91999999985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32.79999999985" calcext:value-type="float">
            <text:p>3832.79999999985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35.67999999985" calcext:value-type="float">
            <text:p>3835.67999999985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38.55999999985" calcext:value-type="float">
            <text:p>3838.55999999985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1.43999999985" calcext:value-type="float">
            <text:p>3841.43999999985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31999999985" calcext:value-type="float">
            <text:p>3844.31999999985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7.19999999985" calcext:value-type="float">
            <text:p>3847.19999999985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50.07999999985" calcext:value-type="float">
            <text:p>3850.07999999985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52.95999999984" calcext:value-type="float">
            <text:p>3852.95999999984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55.83999999984" calcext:value-type="float">
            <text:p>3855.83999999984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8.71999999984" calcext:value-type="float">
            <text:p>3858.71999999984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61.59999999984" calcext:value-type="float">
            <text:p>3861.59999999984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64.47999999984" calcext:value-type="float">
            <text:p>3864.47999999984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67.35999999984" calcext:value-type="float">
            <text:p>3867.35999999984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70.23999999984" calcext:value-type="float">
            <text:p>3870.23999999984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73.11999999984" calcext:value-type="float">
            <text:p>3873.11999999984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75.99999999984" calcext:value-type="float">
            <text:p>3875.99999999984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78.87999999984" calcext:value-type="float">
            <text:p>3878.87999999984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81.75999999984" calcext:value-type="float">
            <text:p>3881.75999999984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84.63999999984" calcext:value-type="float">
            <text:p>3884.63999999984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87.51999999983" calcext:value-type="float">
            <text:p>3887.5199999998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90.39999999983" calcext:value-type="float">
            <text:p>3890.3999999998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93.27999999983" calcext:value-type="float">
            <text:p>3893.2799999998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96.15999999983" calcext:value-type="float">
            <text:p>3896.1599999998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99.03999999983" calcext:value-type="float">
            <text:p>3899.0399999998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901.91999999983" calcext:value-type="float">
            <text:p>3901.9199999998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904.79999999983" calcext:value-type="float">
            <text:p>3904.7999999998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907.67999999983" calcext:value-type="float">
            <text:p>3907.6799999998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910.55999999983" calcext:value-type="float">
            <text:p>3910.5599999998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913.43999999983" calcext:value-type="float">
            <text:p>3913.4399999998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916.31999999983" calcext:value-type="float">
            <text:p>3916.3199999998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919.19999999983" calcext:value-type="float">
            <text:p>3919.1999999998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922.07999999983" calcext:value-type="float">
            <text:p>3922.0799999998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924.95999999982" calcext:value-type="float">
            <text:p>3924.95999999982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927.83999999982" calcext:value-type="float">
            <text:p>3927.83999999982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930.71999999982" calcext:value-type="float">
            <text:p>3930.71999999982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933.59999999982" calcext:value-type="float">
            <text:p>3933.59999999982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936.47999999982" calcext:value-type="float">
            <text:p>3936.47999999982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939.35999999982" calcext:value-type="float">
            <text:p>3939.35999999982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942.23999999982" calcext:value-type="float">
            <text:p>3942.23999999982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945.11999999982" calcext:value-type="float">
            <text:p>3945.11999999982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947.99999999982" calcext:value-type="float">
            <text:p>3947.99999999982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950.87999999982" calcext:value-type="float">
            <text:p>3950.87999999982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953.75999999982" calcext:value-type="float">
            <text:p>3953.75999999982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955.19999999982" calcext:value-type="float">
            <text:p>3955.19999999982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56.63999999982" calcext:value-type="float">
            <text:p>3956.63999999982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58.07999999982" calcext:value-type="float">
            <text:p>3958.07999999982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59.51999999981" calcext:value-type="float">
            <text:p>3959.5199999998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60.95999999981" calcext:value-type="float">
            <text:p>3960.9599999998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62.39999999981" calcext:value-type="float">
            <text:p>3962.3999999998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64.55999999981" calcext:value-type="float">
            <text:p>3964.5599999998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66.71999999981" calcext:value-type="float">
            <text:p>3966.7199999998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68.87999999981" calcext:value-type="float">
            <text:p>3968.8799999998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71.03999999981" calcext:value-type="float">
            <text:p>3971.0399999998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73.19999999981" calcext:value-type="float">
            <text:p>3973.1999999998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75.35999999981" calcext:value-type="float">
            <text:p>3975.3599999998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77.51999999981" calcext:value-type="float">
            <text:p>3977.5199999998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79.67999999981" calcext:value-type="float">
            <text:p>3979.6799999998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81.83999999981" calcext:value-type="float">
            <text:p>3981.8399999998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84.71999999981" calcext:value-type="float">
            <text:p>3984.7199999998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87.59999999981" calcext:value-type="float">
            <text:p>3987.5999999998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90.47999999981" calcext:value-type="float">
            <text:p>3990.4799999998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93.35999999981" calcext:value-type="float">
            <text:p>3993.3599999998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96.2399999998" calcext:value-type="float">
            <text:p>3996.2399999998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99.1199999998" calcext:value-type="float">
            <text:p>3999.1199999998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001.9999999998" calcext:value-type="float">
            <text:p>4001.9999999998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004.8799999998" calcext:value-type="float">
            <text:p>4004.8799999998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007.7599999998" calcext:value-type="float">
            <text:p>4007.7599999998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010.6399999998" calcext:value-type="float">
            <text:p>4010.6399999998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013.5199999998" calcext:value-type="float">
            <text:p>4013.5199999998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015.6799999998" calcext:value-type="float">
            <text:p>4015.6799999998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017.8399999998" calcext:value-type="float">
            <text:p>4017.8399999998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019.9999999998" calcext:value-type="float">
            <text:p>4019.9999999998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022.1599999998" calcext:value-type="float">
            <text:p>4022.1599999998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024.3199999998" calcext:value-type="float">
            <text:p>4024.3199999998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026.4799999998" calcext:value-type="float">
            <text:p>4026.4799999998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028.6399999998" calcext:value-type="float">
            <text:p>4028.6399999998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030.79999999979" calcext:value-type="float">
            <text:p>4030.79999999979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032.95999999979" calcext:value-type="float">
            <text:p>4032.95999999979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035.11999999979" calcext:value-type="float">
            <text:p>4035.11999999979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037.27999999979" calcext:value-type="float">
            <text:p>4037.27999999979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039.43999999979" calcext:value-type="float">
            <text:p>4039.43999999979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041.59999999979" calcext:value-type="float">
            <text:p>4041.59999999979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043.75999999979" calcext:value-type="float">
            <text:p>4043.75999999979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4045.91999999979" calcext:value-type="float">
            <text:p>4045.91999999979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4048.07999999979" calcext:value-type="float">
            <text:p>4048.07999999979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050.23999999979" calcext:value-type="float">
            <text:p>4050.23999999979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052.39999999979" calcext:value-type="float">
            <text:p>4052.39999999979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054.55999999979" calcext:value-type="float">
            <text:p>4054.55999999979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056.71999999979" calcext:value-type="float">
            <text:p>4056.71999999979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058.87999999979" calcext:value-type="float">
            <text:p>4058.87999999979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061.03999999979" calcext:value-type="float">
            <text:p>4061.03999999979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063.19999999979" calcext:value-type="float">
            <text:p>4063.19999999979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065.35999999979" calcext:value-type="float">
            <text:p>4065.35999999979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067.51999999978" calcext:value-type="float">
            <text:p>4067.51999999978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069.67999999978" calcext:value-type="float">
            <text:p>4069.67999999978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71.83999999978" calcext:value-type="float">
            <text:p>4071.83999999978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73.99999999978" calcext:value-type="float">
            <text:p>4073.99999999978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76.15999999978" calcext:value-type="float">
            <text:p>4076.15999999978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78.31999999978" calcext:value-type="float">
            <text:p>4078.31999999978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80.47999999978" calcext:value-type="float">
            <text:p>4080.47999999978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82.63999999978" calcext:value-type="float">
            <text:p>4082.63999999978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84.79999999978" calcext:value-type="float">
            <text:p>4084.79999999978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86.95999999978" calcext:value-type="float">
            <text:p>4086.95999999978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89.11999999978" calcext:value-type="float">
            <text:p>4089.11999999978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91.27999999978" calcext:value-type="float">
            <text:p>4091.27999999978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93.43999999978" calcext:value-type="float">
            <text:p>4093.43999999978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95.59999999978" calcext:value-type="float">
            <text:p>4095.59999999978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97.75999999978" calcext:value-type="float">
            <text:p>4097.75999999978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99.91999999978" calcext:value-type="float">
            <text:p>4099.91999999978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102.07999999978" calcext:value-type="float">
            <text:p>4102.07999999978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104.23999999978" calcext:value-type="float">
            <text:p>4104.23999999978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106.39999999978" calcext:value-type="float">
            <text:p>4106.39999999978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108.55999999978" calcext:value-type="float">
            <text:p>4108.5599999997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110.71999999978" calcext:value-type="float">
            <text:p>4110.71999999978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112.87999999978" calcext:value-type="float">
            <text:p>4112.87999999978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115.03999999978" calcext:value-type="float">
            <text:p>4115.03999999978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117.19999999978" calcext:value-type="float">
            <text:p>4117.1999999997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119.35999999979" calcext:value-type="float">
            <text:p>4119.35999999979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121.51999999979" calcext:value-type="float">
            <text:p>4121.51999999979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123.67999999979" calcext:value-type="float">
            <text:p>4123.67999999979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125.83999999979" calcext:value-type="float">
            <text:p>4125.83999999979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127.99999999979" calcext:value-type="float">
            <text:p>4127.99999999979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130.15999999979" calcext:value-type="float">
            <text:p>4130.15999999979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132.31999999979" calcext:value-type="float">
            <text:p>4132.31999999979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134.47999999979" calcext:value-type="float">
            <text:p>4134.47999999979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136.63999999979" calcext:value-type="float">
            <text:p>4136.63999999979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138.07999999979" calcext:value-type="float">
            <text:p>4138.0799999997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140.23999999979" calcext:value-type="float">
            <text:p>4140.2399999997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141.67999999979" calcext:value-type="float">
            <text:p>4141.6799999997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143.11999999979" calcext:value-type="float">
            <text:p>4143.1199999997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144.55999999979" calcext:value-type="float">
            <text:p>4144.5599999997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45.99999999979" calcext:value-type="float">
            <text:p>4145.9999999997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48.1599999998" calcext:value-type="float">
            <text:p>4148.1599999998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50.3199999998" calcext:value-type="float">
            <text:p>4150.3199999998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52.4799999998" calcext:value-type="float">
            <text:p>4152.4799999998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54.6399999998" calcext:value-type="float">
            <text:p>4154.6399999998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56.7999999998" calcext:value-type="float">
            <text:p>4156.7999999998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58.9599999998" calcext:value-type="float">
            <text:p>4158.9599999998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61.1199999998" calcext:value-type="float">
            <text:p>4161.1199999998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63.2799999998" calcext:value-type="float">
            <text:p>4163.2799999998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64.7199999998" calcext:value-type="float">
            <text:p>4164.7199999998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66.1599999998" calcext:value-type="float">
            <text:p>4166.1599999998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68.3199999998" calcext:value-type="float">
            <text:p>4168.3199999998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70.4799999998" calcext:value-type="float">
            <text:p>4170.47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71.9199999998" calcext:value-type="float">
            <text:p>4171.91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73.3599999998" calcext:value-type="float">
            <text:p>4173.35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74.79999999981" calcext:value-type="float">
            <text:p>4174.79999999981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76.23999999981" calcext:value-type="float">
            <text:p>4176.23999999981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77.67999999981" calcext:value-type="float">
            <text:p>4177.67999999981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79.11999999981" calcext:value-type="float">
            <text:p>4179.11999999981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80.55999999981" calcext:value-type="float">
            <text:p>4180.55999999981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81.99999999981" calcext:value-type="float">
            <text:p>4181.99999999981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83.43999999981" calcext:value-type="float">
            <text:p>4183.43999999981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84.87999999981" calcext:value-type="float">
            <text:p>4184.87999999981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85.59999999981" calcext:value-type="float">
            <text:p>4185.59999999981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86.31999999981" calcext:value-type="float">
            <text:p>4186.31999999981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87.03999999981" calcext:value-type="float">
            <text:p>4187.03999999981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87.75999999981" calcext:value-type="float">
            <text:p>4187.75999999981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88.47999999981" calcext:value-type="float">
            <text:p>4188.47999999981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89.19999999981" calcext:value-type="float">
            <text:p>4189.19999999981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89.91999999981" calcext:value-type="float">
            <text:p>4189.91999999981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90.63999999981" calcext:value-type="float">
            <text:p>4190.63999999981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91.35999999981" calcext:value-type="float">
            <text:p>4191.3599999998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92.07999999981" calcext:value-type="float">
            <text:p>4192.0799999998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92.79999999981" calcext:value-type="float">
            <text:p>4192.7999999998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93.51999999981" calcext:value-type="float">
            <text:p>4193.5199999998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94.23999999981" calcext:value-type="float">
            <text:p>4194.2399999998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94.95999999981" calcext:value-type="float">
            <text:p>4194.9599999998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95.67999999981" calcext:value-type="float">
            <text:p>4195.6799999998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96.39999999981" calcext:value-type="float">
            <text:p>4196.39999999981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97.11999999981" calcext:value-type="float">
            <text:p>4197.11999999981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97.83999999981" calcext:value-type="float">
            <text:p>4197.83999999981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98.55999999981" calcext:value-type="float">
            <text:p>4198.55999999981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99.27999999981" calcext:value-type="float">
            <text:p>4199.27999999981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99.99999999981" calcext:value-type="float">
            <text:p>4199.9999999998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200.71999999981" calcext:value-type="float">
            <text:p>4200.7199999998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202.15999999981" calcext:value-type="float">
            <text:p>4202.15999999981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203.59999999982" calcext:value-type="float">
            <text:p>4203.5999999998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205.03999999982" calcext:value-type="float">
            <text:p>4205.0399999998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206.47999999982" calcext:value-type="float">
            <text:p>4206.47999999982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207.91999999982" calcext:value-type="float">
            <text:p>4207.91999999982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209.35999999982" calcext:value-type="float">
            <text:p>4209.35999999982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210.79999999982" calcext:value-type="float">
            <text:p>4210.7999999998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212.23999999982" calcext:value-type="float">
            <text:p>4212.2399999998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212.95999999982" calcext:value-type="float">
            <text:p>4212.95999999982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213.67999999982" calcext:value-type="float">
            <text:p>4213.67999999982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214.39999999982" calcext:value-type="float">
            <text:p>4214.39999999982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215.11999999982" calcext:value-type="float">
            <text:p>4215.11999999982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215.83999999982" calcext:value-type="float">
            <text:p>4215.8399999998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216.55999999982" calcext:value-type="float">
            <text:p>4216.55999999982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217.27999999982" calcext:value-type="float">
            <text:p>4217.27999999982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217.99999999982" calcext:value-type="float">
            <text:p>4217.99999999982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218.71999999982" calcext:value-type="float">
            <text:p>4218.71999999982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219.43999999982" calcext:value-type="float">
            <text:p>4219.43999999982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220.15999999982" calcext:value-type="float">
            <text:p>4220.15999999982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220.87999999982" calcext:value-type="float">
            <text:p>4220.87999999982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221.59999999982" calcext:value-type="float">
            <text:p>4221.59999999982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222.31999999982" calcext:value-type="float">
            <text:p>4222.31999999982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223.03999999982" calcext:value-type="float">
            <text:p>4223.03999999982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223.75999999982" calcext:value-type="float">
            <text:p>4223.75999999982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224.47999999982" calcext:value-type="float">
            <text:p>4224.47999999982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25.19999999982" calcext:value-type="float">
            <text:p>4225.19999999982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25.91999999982" calcext:value-type="float">
            <text:p>4225.91999999982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26.63999999982" calcext:value-type="float">
            <text:p>4226.63999999982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27.35999999982" calcext:value-type="float">
            <text:p>4227.35999999982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28.07999999982" calcext:value-type="float">
            <text:p>4228.07999999982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28.79999999982" calcext:value-type="float">
            <text:p>4228.79999999982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29.51999999982" calcext:value-type="float">
            <text:p>4229.51999999982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30.95999999982" calcext:value-type="float">
            <text:p>4230.95999999982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31.67999999983" calcext:value-type="float">
            <text:p>4231.67999999983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32.39999999983" calcext:value-type="float">
            <text:p>4232.39999999983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33.11999999983" calcext:value-type="float">
            <text:p>4233.11999999983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33.83999999983" calcext:value-type="float">
            <text:p>4233.83999999983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34.55999999983" calcext:value-type="float">
            <text:p>4234.55999999983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35.27999999983" calcext:value-type="float">
            <text:p>4235.27999999983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35.99999999983" calcext:value-type="float">
            <text:p>4235.99999999983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36.71999999983" calcext:value-type="float">
            <text:p>4236.71999999983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37.43999999983" calcext:value-type="float">
            <text:p>4237.43999999983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38.15999999983" calcext:value-type="float">
            <text:p>4238.15999999983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38.87999999983" calcext:value-type="float">
            <text:p>4238.87999999983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39.59999999983" calcext:value-type="float">
            <text:p>4239.59999999983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40.31999999983" calcext:value-type="float">
            <text:p>4240.31999999983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41.03999999983" calcext:value-type="float">
            <text:p>4241.03999999983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41.75999999983" calcext:value-type="float">
            <text:p>4241.75999999983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42.47999999983" calcext:value-type="float">
            <text:p>4242.47999999983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43.19999999983" calcext:value-type="float">
            <text:p>4243.19999999983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43.91999999983" calcext:value-type="float">
            <text:p>4243.91999999983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44.63999999983" calcext:value-type="float">
            <text:p>4244.63999999983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45.35999999983" calcext:value-type="float">
            <text:p>4245.35999999983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46.07999999983" calcext:value-type="float">
            <text:p>4246.07999999983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46.79999999983" calcext:value-type="float">
            <text:p>4246.79999999983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47.51999999983" calcext:value-type="float">
            <text:p>4247.51999999983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48.23999999983" calcext:value-type="float">
            <text:p>4248.23999999983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48.95999999983" calcext:value-type="float">
            <text:p>4248.95999999983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49.67999999983" calcext:value-type="float">
            <text:p>4249.67999999983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50.39999999983" calcext:value-type="float">
            <text:p>4250.39999999983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51.11999999983" calcext:value-type="float">
            <text:p>4251.11999999983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51.83999999983" calcext:value-type="float">
            <text:p>4251.83999999983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52.55999999983" calcext:value-type="float">
            <text:p>4252.55999999983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53.27999999983" calcext:value-type="float">
            <text:p>4253.27999999983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53.99999999983" calcext:value-type="float">
            <text:p>4253.99999999983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54.71999999983" calcext:value-type="float">
            <text:p>4254.71999999983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55.43999999983" calcext:value-type="float">
            <text:p>4255.43999999983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56.15999999983" calcext:value-type="float">
            <text:p>4256.15999999983</text:p>
          </table:table-cell>
        </table:table-row>
      </table:table>
      <table:table table:name="sa-nonlinear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4.7428" calcext:value-type="float">
            <text:p>24.7428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8" calcext:value-type="float">
            <text:p>25.4628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6.182798" calcext:value-type="float">
            <text:p>26.18279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6.902798" calcext:value-type="float">
            <text:p>26.902798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7.622797" calcext:value-type="float">
            <text:p>27.62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8.342796" calcext:value-type="float">
            <text:p>28.342796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9.062796" calcext:value-type="float">
            <text:p>29.06279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9.782795" calcext:value-type="float">
            <text:p>29.782795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1.222794" calcext:value-type="float">
            <text:p>31.222794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1.942793" calcext:value-type="float">
            <text:p>31.94279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2.662792" calcext:value-type="float">
            <text:p>32.66279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3.382793" calcext:value-type="float">
            <text:p>33.38279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4.102795" calcext:value-type="float">
            <text:p>34.102795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4.822796" calcext:value-type="float">
            <text:p>34.822796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5.542797" calcext:value-type="float">
            <text:p>35.542797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6.2628" calcext:value-type="float">
            <text:p>36.262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7.7028" calcext:value-type="float">
            <text:p>37.7028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9.862804" calcext:value-type="float">
            <text:p>39.86280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41.302807" calcext:value-type="float">
            <text:p>41.302807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42.74281" calcext:value-type="float">
            <text:p>42.7428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44.18281" calcext:value-type="float">
            <text:p>44.18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342815" calcext:value-type="float">
            <text:p>46.34281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48.50282" calcext:value-type="float">
            <text:p>48.50282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49.94282" calcext:value-type="float">
            <text:p>49.94282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51.382824" calcext:value-type="float">
            <text:p>51.382824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52.822826" calcext:value-type="float">
            <text:p>52.82282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4.26283" calcext:value-type="float">
            <text:p>54.26283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55.70283" calcext:value-type="float">
            <text:p>55.70283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57.142834" calcext:value-type="float">
            <text:p>57.14283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58.582836" calcext:value-type="float">
            <text:p>58.5828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.02284" calcext:value-type="float">
            <text:p>60.0228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1.46284" calcext:value-type="float">
            <text:p>61.46284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2.902843" calcext:value-type="float">
            <text:p>62.90284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4.34284" calcext:value-type="float">
            <text:p>64.34284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5.782845" calcext:value-type="float">
            <text:p>65.782845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67.22285" calcext:value-type="float">
            <text:p>67.2228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9.38285" calcext:value-type="float">
            <text:p>69.3828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71.542854" calcext:value-type="float">
            <text:p>71.542854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73.70286" calcext:value-type="float">
            <text:p>73.70286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75.14286" calcext:value-type="float">
            <text:p>75.14286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76.58286" calcext:value-type="float">
            <text:p>76.5828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8.022865" calcext:value-type="float">
            <text:p>78.02286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79.46287" calcext:value-type="float">
            <text:p>79.462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80.90287" calcext:value-type="float">
            <text:p>80.90287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2.34287" calcext:value-type="float">
            <text:p>82.34287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83.782875" calcext:value-type="float">
            <text:p>83.7828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5.22288" calcext:value-type="float">
            <text:p>85.2228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86.66288" calcext:value-type="float">
            <text:p>86.66288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8.10288" calcext:value-type="float">
            <text:p>88.10288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9.542885" calcext:value-type="float">
            <text:p>89.54288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0.98289" calcext:value-type="float">
            <text:p>90.98289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2.42289" calcext:value-type="float">
            <text:p>92.42289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3.86289" calcext:value-type="float">
            <text:p>93.86289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5.302895" calcext:value-type="float">
            <text:p>95.3028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6.7429" calcext:value-type="float">
            <text:p>96.742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8.1829" calcext:value-type="float">
            <text:p>98.182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9.6229" calcext:value-type="float">
            <text:p>99.622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01.062904" calcext:value-type="float">
            <text:p>101.06290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02.50291" calcext:value-type="float">
            <text:p>102.5029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04.66291" calcext:value-type="float">
            <text:p>104.66291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06.822914" calcext:value-type="float">
            <text:p>106.82291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30.12572" calcext:value-type="float">
            <text:p>130.12572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53.42853" calcext:value-type="float">
            <text:p>153.42853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54.86853" calcext:value-type="float">
            <text:p>154.86853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56.30853" calcext:value-type="float">
            <text:p>156.3085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58.46854" calcext:value-type="float">
            <text:p>158.4685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60.62854" calcext:value-type="float">
            <text:p>160.62854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62.06854" calcext:value-type="float">
            <text:p>162.0685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64.22855" calcext:value-type="float">
            <text:p>164.2285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66.38855" calcext:value-type="float">
            <text:p>166.3885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67.82855" calcext:value-type="float">
            <text:p>167.8285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69.26855" calcext:value-type="float">
            <text:p>169.2685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70.70856" calcext:value-type="float">
            <text:p>170.70856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72.86856" calcext:value-type="float">
            <text:p>172.86856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75.02856" calcext:value-type="float">
            <text:p>175.02856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77.18857" calcext:value-type="float">
            <text:p>177.1885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9.34857" calcext:value-type="float">
            <text:p>179.34857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81.50858" calcext:value-type="float">
            <text:p>181.50858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3.66858" calcext:value-type="float">
            <text:p>183.66858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85.82858" calcext:value-type="float">
            <text:p>185.82858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87.98859" calcext:value-type="float">
            <text:p>187.98859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90.14859" calcext:value-type="float">
            <text:p>190.148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92.3086" calcext:value-type="float">
            <text:p>192.308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94.4686" calcext:value-type="float">
            <text:p>194.468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96.6286" calcext:value-type="float">
            <text:p>196.6286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98.7886" calcext:value-type="float">
            <text:p>198.7886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00.94861" calcext:value-type="float">
            <text:p>200.9486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203.10861" calcext:value-type="float">
            <text:p>203.1086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205.26862" calcext:value-type="float">
            <text:p>205.2686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207.42862" calcext:value-type="float">
            <text:p>207.42862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209.58862" calcext:value-type="float">
            <text:p>209.58862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211.74863" calcext:value-type="float">
            <text:p>211.7486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213.90863" calcext:value-type="float">
            <text:p>213.90863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216.06863" calcext:value-type="float">
            <text:p>216.06863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218.22864" calcext:value-type="float">
            <text:p>218.22864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221.10864" calcext:value-type="float">
            <text:p>221.1086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4.70865" calcext:value-type="float">
            <text:p>224.7086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27.58865" calcext:value-type="float">
            <text:p>227.5886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229.74866" calcext:value-type="float">
            <text:p>229.7486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231.18866" calcext:value-type="float">
            <text:p>231.18866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233.34866" calcext:value-type="float">
            <text:p>233.3486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36.22867" calcext:value-type="float">
            <text:p>236.2286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239.10867" calcext:value-type="float">
            <text:p>239.10867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241.98868" calcext:value-type="float">
            <text:p>241.98868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244.86868" calcext:value-type="float">
            <text:p>244.86868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247.74869" calcext:value-type="float">
            <text:p>247.7486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50.6287" calcext:value-type="float">
            <text:p>250.628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253.5087" calcext:value-type="float">
            <text:p>253.5087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256.3887" calcext:value-type="float">
            <text:p>256.3887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59.2687" calcext:value-type="float">
            <text:p>259.2687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262.1487" calcext:value-type="float">
            <text:p>262.148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65.02872" calcext:value-type="float">
            <text:p>265.02872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267.90872" calcext:value-type="float">
            <text:p>267.90872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270.78873" calcext:value-type="float">
            <text:p>270.78873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295.53152" calcext:value-type="float">
            <text:p>295.53152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320.27432" calcext:value-type="float">
            <text:p>320.2743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323.87433" calcext:value-type="float">
            <text:p>323.87433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326.75433" calcext:value-type="float">
            <text:p>326.75433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329.63434" calcext:value-type="float">
            <text:p>329.63434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332.51434" calcext:value-type="float">
            <text:p>332.51434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335.39435" calcext:value-type="float">
            <text:p>335.3943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38.27435" calcext:value-type="float">
            <text:p>338.2743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340.43436" calcext:value-type="float">
            <text:p>340.4343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42.59436" calcext:value-type="float">
            <text:p>342.59436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44.75436" calcext:value-type="float">
            <text:p>344.75436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346.91437" calcext:value-type="float">
            <text:p>346.9143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349.07437" calcext:value-type="float">
            <text:p>349.07437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351.23438" calcext:value-type="float">
            <text:p>351.2343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353.39438" calcext:value-type="float">
            <text:p>353.39438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355.55438" calcext:value-type="float">
            <text:p>355.55438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357.7144" calcext:value-type="float">
            <text:p>357.714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59.8744" calcext:value-type="float">
            <text:p>359.8744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361.3144" calcext:value-type="float">
            <text:p>361.3144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362.0344" calcext:value-type="float">
            <text:p>362.0344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362.7544" calcext:value-type="float">
            <text:p>362.7544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363.4744" calcext:value-type="float">
            <text:p>363.474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364.1944" calcext:value-type="float">
            <text:p>364.1944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364.9144" calcext:value-type="float">
            <text:p>364.914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366.3544" calcext:value-type="float">
            <text:p>366.354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367.0744" calcext:value-type="float">
            <text:p>367.0744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368.5144" calcext:value-type="float">
            <text:p>368.514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369.9544" calcext:value-type="float">
            <text:p>369.954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371.3944" calcext:value-type="float">
            <text:p>371.3944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372.8344" calcext:value-type="float">
            <text:p>372.8344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374.2744" calcext:value-type="float">
            <text:p>374.2744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374.99442" calcext:value-type="float">
            <text:p>374.99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6.43442" calcext:value-type="float">
            <text:p>376.4344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377.87442" calcext:value-type="float">
            <text:p>377.87442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401.17722" calcext:value-type="float">
            <text:p>401.1772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424.48" calcext:value-type="float">
            <text:p>424.4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425.92" calcext:value-type="float">
            <text:p>425.9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427.36002" calcext:value-type="float">
            <text:p>427.36002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428.80002" calcext:value-type="float">
            <text:p>428.800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430.96002" calcext:value-type="float">
            <text:p>430.96002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433.12003" calcext:value-type="float">
            <text:p>433.12003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435.28003" calcext:value-type="float">
            <text:p>435.28003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59.30283" calcext:value-type="float">
            <text:p>459.30283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483.32562" calcext:value-type="float">
            <text:p>483.32562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07.34842" calcext:value-type="float">
            <text:p>507.34842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32.0911" calcext:value-type="float">
            <text:p>532.0911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56.8338" calcext:value-type="float">
            <text:p>556.833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81.5765" calcext:value-type="float">
            <text:p>581.5765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606.31915" calcext:value-type="float">
            <text:p>606.3191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609.919" calcext:value-type="float">
            <text:p>609.91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613.51886" calcext:value-type="float">
            <text:p>613.5188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617.1187" calcext:value-type="float">
            <text:p>617.1187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619.9986" calcext:value-type="float">
            <text:p>619.9986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622.8785" calcext:value-type="float">
            <text:p>622.878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625.75836" calcext:value-type="float">
            <text:p>625.7583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628.63824" calcext:value-type="float">
            <text:p>628.6382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631.5181" calcext:value-type="float">
            <text:p>631.518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34.398" calcext:value-type="float">
            <text:p>634.398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637.2779" calcext:value-type="float">
            <text:p>637.2779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640.1578" calcext:value-type="float">
            <text:p>640.157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43.03766" calcext:value-type="float">
            <text:p>643.03766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45.91754" calcext:value-type="float">
            <text:p>645.9175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48.7974" calcext:value-type="float">
            <text:p>648.7974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51.6773" calcext:value-type="float">
            <text:p>651.6773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53.8372" calcext:value-type="float">
            <text:p>653.8372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55.99713" calcext:value-type="float">
            <text:p>655.99713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80.01984" calcext:value-type="float">
            <text:p>680.0198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82.17975" calcext:value-type="float">
            <text:p>682.1797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84.33966" calcext:value-type="float">
            <text:p>684.33966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85.7796" calcext:value-type="float">
            <text:p>685.779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87.21954" calcext:value-type="float">
            <text:p>687.2195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688.6595" calcext:value-type="float">
            <text:p>688.65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689.37946" calcext:value-type="float">
            <text:p>689.3794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690.0994" calcext:value-type="float">
            <text:p>690.0994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691.53937" calcext:value-type="float">
            <text:p>691.53937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692.9793" calcext:value-type="float">
            <text:p>692.9793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694.41925" calcext:value-type="float">
            <text:p>694.4192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696.57916" calcext:value-type="float">
            <text:p>696.57916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698.7391" calcext:value-type="float">
            <text:p>698.739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00.899" calcext:value-type="float">
            <text:p>700.899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03.0589" calcext:value-type="float">
            <text:p>703.0589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05.2188" calcext:value-type="float">
            <text:p>705.218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07.3787" calcext:value-type="float">
            <text:p>707.3787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09.53864" calcext:value-type="float">
            <text:p>709.5386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11.69855" calcext:value-type="float">
            <text:p>711.69855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713.85846" calcext:value-type="float">
            <text:p>713.858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716.0184" calcext:value-type="float">
            <text:p>716.018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718.1783" calcext:value-type="float">
            <text:p>718.1783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721.05817" calcext:value-type="float">
            <text:p>721.058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723.93805" calcext:value-type="float">
            <text:p>723.9380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26.81793" calcext:value-type="float">
            <text:p>726.81793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728.97784" calcext:value-type="float">
            <text:p>728.97784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731.13776" calcext:value-type="float">
            <text:p>731.13776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733.29767" calcext:value-type="float">
            <text:p>733.29767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735.4576" calcext:value-type="float">
            <text:p>735.4576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737.6175" calcext:value-type="float">
            <text:p>737.617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739.7774" calcext:value-type="float">
            <text:p>739.777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741.9373" calcext:value-type="float">
            <text:p>741.9373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744.0972" calcext:value-type="float">
            <text:p>744.097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745.5372" calcext:value-type="float">
            <text:p>745.5372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46.9771" calcext:value-type="float">
            <text:p>746.9771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48.41705" calcext:value-type="float">
            <text:p>748.4170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49.857" calcext:value-type="float">
            <text:p>749.857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51.29694" calcext:value-type="float">
            <text:p>751.29694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752.7369" calcext:value-type="float">
            <text:p>752.7369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753.45685" calcext:value-type="float">
            <text:p>753.4568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754.1768" calcext:value-type="float">
            <text:p>754.176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54.8968" calcext:value-type="float">
            <text:p>754.8968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755.61676" calcext:value-type="float">
            <text:p>755.61676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756.33673" calcext:value-type="float">
            <text:p>756.3367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757.0567" calcext:value-type="float">
            <text:p>757.0567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757.7767" calcext:value-type="float">
            <text:p>757.776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758.49664" calcext:value-type="float">
            <text:p>758.49664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759.2166" calcext:value-type="float">
            <text:p>759.2166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759.9366" calcext:value-type="float">
            <text:p>759.9366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760.65656" calcext:value-type="float">
            <text:p>760.65656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761.3765" calcext:value-type="float">
            <text:p>761.376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762.0965" calcext:value-type="float">
            <text:p>762.096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762.81647" calcext:value-type="float">
            <text:p>762.81647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763.53644" calcext:value-type="float">
            <text:p>763.53644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764.2564" calcext:value-type="float">
            <text:p>764.2564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764.9764" calcext:value-type="float">
            <text:p>764.976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765.69635" calcext:value-type="float">
            <text:p>765.6963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766.4163" calcext:value-type="float">
            <text:p>766.4163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767.1363" calcext:value-type="float">
            <text:p>767.136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767.85626" calcext:value-type="float">
            <text:p>767.8562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768.57623" calcext:value-type="float">
            <text:p>768.5762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769.2962" calcext:value-type="float">
            <text:p>769.296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770.0162" calcext:value-type="float">
            <text:p>770.0162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770.73615" calcext:value-type="float">
            <text:p>770.7361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71.4561" calcext:value-type="float">
            <text:p>771.456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72.89606" calcext:value-type="float">
            <text:p>772.89606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73.616" calcext:value-type="float">
            <text:p>773.616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74.336" calcext:value-type="float">
            <text:p>774.336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75.77594" calcext:value-type="float">
            <text:p>775.77594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77.2159" calcext:value-type="float">
            <text:p>777.2159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78.6558" calcext:value-type="float">
            <text:p>778.655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80.09576" calcext:value-type="float">
            <text:p>780.09576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81.5357" calcext:value-type="float">
            <text:p>781.5357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82.97565" calcext:value-type="float">
            <text:p>782.97565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84.4156" calcext:value-type="float">
            <text:p>784.4156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85.13556" calcext:value-type="float">
            <text:p>785.13556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86.5755" calcext:value-type="float">
            <text:p>786.575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88.01544" calcext:value-type="float">
            <text:p>788.01544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789.4554" calcext:value-type="float">
            <text:p>789.4554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790.8953" calcext:value-type="float">
            <text:p>790.8953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791.6153" calcext:value-type="float">
            <text:p>791.615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14.19806" calcext:value-type="float">
            <text:p>814.1980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14.918" calcext:value-type="float">
            <text:p>814.918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15.638" calcext:value-type="float">
            <text:p>815.63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16.358" calcext:value-type="float">
            <text:p>816.358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17.07794" calcext:value-type="float">
            <text:p>817.0779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39.6607" calcext:value-type="float">
            <text:p>839.6607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862.96344" calcext:value-type="float">
            <text:p>862.96344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864.4034" calcext:value-type="float">
            <text:p>864.403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865.8433" calcext:value-type="float">
            <text:p>865.8433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867.28326" calcext:value-type="float">
            <text:p>867.28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8.7232" calcext:value-type="float">
            <text:p>868.723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870.16315" calcext:value-type="float">
            <text:p>870.16315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871.6031" calcext:value-type="float">
            <text:p>871.6031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873.043" calcext:value-type="float">
            <text:p>873.043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874.483" calcext:value-type="float">
            <text:p>874.483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875.9229" calcext:value-type="float">
            <text:p>875.9229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877.36285" calcext:value-type="float">
            <text:p>877.3628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878.8028" calcext:value-type="float">
            <text:p>878.802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880.24274" calcext:value-type="float">
            <text:p>880.24274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881.6827" calcext:value-type="float">
            <text:p>881.682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883.1226" calcext:value-type="float">
            <text:p>883.1226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884.56256" calcext:value-type="float">
            <text:p>884.5625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886.0025" calcext:value-type="float">
            <text:p>886.002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887.44244" calcext:value-type="float">
            <text:p>887.4424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888.1624" calcext:value-type="float">
            <text:p>888.162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888.8824" calcext:value-type="float">
            <text:p>888.8824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889.60236" calcext:value-type="float">
            <text:p>889.60236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890.3223" calcext:value-type="float">
            <text:p>890.3223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891.76227" calcext:value-type="float">
            <text:p>891.762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893.2022" calcext:value-type="float">
            <text:p>893.2022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894.64215" calcext:value-type="float">
            <text:p>894.642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895.3621" calcext:value-type="float">
            <text:p>895.3621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896.0821" calcext:value-type="float">
            <text:p>896.0821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896.80206" calcext:value-type="float">
            <text:p>896.8020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897.52203" calcext:value-type="float">
            <text:p>897.5220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898.242" calcext:value-type="float">
            <text:p>898.24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898.962" calcext:value-type="float">
            <text:p>898.96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899.68195" calcext:value-type="float">
            <text:p>899.681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900.4019" calcext:value-type="float">
            <text:p>900.4019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922.9847" calcext:value-type="float">
            <text:p>922.9847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45.56744" calcext:value-type="float">
            <text:p>945.56744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68.8702" calcext:value-type="float">
            <text:p>968.8702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92.1729" calcext:value-type="float">
            <text:p>992.172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15.47565" calcext:value-type="float">
            <text:p>1015.4756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8.7784" calcext:value-type="float">
            <text:p>1038.778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40.2184" calcext:value-type="float">
            <text:p>1040.218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40.9384" calcext:value-type="float">
            <text:p>1040.938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041.6583" calcext:value-type="float">
            <text:p>1041.658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42.3783" calcext:value-type="float">
            <text:p>1042.3783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043.0983" calcext:value-type="float">
            <text:p>1043.098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043.8182" calcext:value-type="float">
            <text:p>1043.818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044.5382" calcext:value-type="float">
            <text:p>1044.538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045.2582" calcext:value-type="float">
            <text:p>1045.2582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045.9781" calcext:value-type="float">
            <text:p>1045.978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046.6981" calcext:value-type="float">
            <text:p>1046.698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048.1381" calcext:value-type="float">
            <text:p>1048.138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049.578" calcext:value-type="float">
            <text:p>1049.57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051.018" calcext:value-type="float">
            <text:p>1051.018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51.7379" calcext:value-type="float">
            <text:p>1051.7379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52.4579" calcext:value-type="float">
            <text:p>1052.457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53.1779" calcext:value-type="float">
            <text:p>1053.1779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53.8978" calcext:value-type="float">
            <text:p>1053.897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54.6178" calcext:value-type="float">
            <text:p>1054.617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55.3378" calcext:value-type="float">
            <text:p>1055.337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056.7777" calcext:value-type="float">
            <text:p>1056.777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057.4977" calcext:value-type="float">
            <text:p>1057.497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058.2177" calcext:value-type="float">
            <text:p>1058.2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058.9376" calcext:value-type="float">
            <text:p>1058.9376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059.6576" calcext:value-type="float">
            <text:p>1059.65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060.3776" calcext:value-type="float">
            <text:p>1060.377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061.0975" calcext:value-type="float">
            <text:p>1061.09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061.8175" calcext:value-type="float">
            <text:p>1061.8175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062.5375" calcext:value-type="float">
            <text:p>1062.5375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63.2574" calcext:value-type="float">
            <text:p>1063.2574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63.9774" calcext:value-type="float">
            <text:p>1063.977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064.6974" calcext:value-type="float">
            <text:p>1064.697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065.4174" calcext:value-type="float">
            <text:p>1065.417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066.1373" calcext:value-type="float">
            <text:p>1066.137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066.8573" calcext:value-type="float">
            <text:p>1066.8573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067.5773" calcext:value-type="float">
            <text:p>1067.57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068.2972" calcext:value-type="float">
            <text:p>1068.2972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069.0172" calcext:value-type="float">
            <text:p>1069.0172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069.7372" calcext:value-type="float">
            <text:p>1069.7372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070.4572" calcext:value-type="float">
            <text:p>1070.4572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071.1771" calcext:value-type="float">
            <text:p>1071.177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071.8971" calcext:value-type="float">
            <text:p>1071.8971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072.6171" calcext:value-type="float">
            <text:p>1072.617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073.337" calcext:value-type="float">
            <text:p>1073.33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074.057" calcext:value-type="float">
            <text:p>1074.057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074.777" calcext:value-type="float">
            <text:p>1074.77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75.497" calcext:value-type="float">
            <text:p>1075.49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076.2169" calcext:value-type="float">
            <text:p>1076.216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076.9369" calcext:value-type="float">
            <text:p>1076.9369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077.6569" calcext:value-type="float">
            <text:p>1077.65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078.3768" calcext:value-type="float">
            <text:p>1078.37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079.0968" calcext:value-type="float">
            <text:p>1079.09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079.8168" calcext:value-type="float">
            <text:p>1079.8168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080.5367" calcext:value-type="float">
            <text:p>1080.536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081.2567" calcext:value-type="float">
            <text:p>1081.2567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081.9767" calcext:value-type="float">
            <text:p>1081.976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082.6967" calcext:value-type="float">
            <text:p>1082.6967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083.4166" calcext:value-type="float">
            <text:p>1083.4166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084.1366" calcext:value-type="float">
            <text:p>1084.1366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085.5765" calcext:value-type="float">
            <text:p>1085.576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087.0165" calcext:value-type="float">
            <text:p>1087.016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088.4564" calcext:value-type="float">
            <text:p>1088.456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089.8964" calcext:value-type="float">
            <text:p>1089.8964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091.3363" calcext:value-type="float">
            <text:p>1091.3363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092.7762" calcext:value-type="float">
            <text:p>1092.7762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094.2162" calcext:value-type="float">
            <text:p>1094.216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095.6561" calcext:value-type="float">
            <text:p>1095.6561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097.0961" calcext:value-type="float">
            <text:p>1097.0961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098.536" calcext:value-type="float">
            <text:p>1098.53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099.976" calcext:value-type="float">
            <text:p>1099.97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101.4159" calcext:value-type="float">
            <text:p>1101.4159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102.8558" calcext:value-type="float">
            <text:p>1102.855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104.2958" calcext:value-type="float">
            <text:p>1104.2958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105.7357" calcext:value-type="float">
            <text:p>1105.7357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107.1757" calcext:value-type="float">
            <text:p>1107.1757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108.6156" calcext:value-type="float">
            <text:p>1108.6156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110.0555" calcext:value-type="float">
            <text:p>1110.0555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111.4955" calcext:value-type="float">
            <text:p>1111.4955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112.9354" calcext:value-type="float">
            <text:p>1112.9354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114.3754" calcext:value-type="float">
            <text:p>1114.375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115.8153" calcext:value-type="float">
            <text:p>1115.815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117.2552" calcext:value-type="float">
            <text:p>1117.2552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119.4152" calcext:value-type="float">
            <text:p>1119.4152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121.5751" calcext:value-type="float">
            <text:p>1121.5751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123.735" calcext:value-type="float">
            <text:p>1123.735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125.1749" calcext:value-type="float">
            <text:p>1125.1749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126.6149" calcext:value-type="float">
            <text:p>1126.6149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128.0548" calcext:value-type="float">
            <text:p>1128.0548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129.4948" calcext:value-type="float">
            <text:p>1129.4948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130.9347" calcext:value-type="float">
            <text:p>1130.9347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132.3746" calcext:value-type="float">
            <text:p>1132.3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3.8146" calcext:value-type="float">
            <text:p>1133.8146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135.2545" calcext:value-type="float">
            <text:p>1135.254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158.5573" calcext:value-type="float">
            <text:p>1158.5573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181.86" calcext:value-type="float">
            <text:p>1181.8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205.1627" calcext:value-type="float">
            <text:p>1205.162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228.4655" calcext:value-type="float">
            <text:p>1228.465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251.7682" calcext:value-type="float">
            <text:p>1251.7682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275.0709" calcext:value-type="float">
            <text:p>1275.0709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298.3737" calcext:value-type="float">
            <text:p>1298.3737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321.6764" calcext:value-type="float">
            <text:p>1321.676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44.9791" calcext:value-type="float">
            <text:p>1344.979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368.2819" calcext:value-type="float">
            <text:p>1368.2819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391.5846" calcext:value-type="float">
            <text:p>1391.5846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414.8873" calcext:value-type="float">
            <text:p>1414.887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438.1901" calcext:value-type="float">
            <text:p>1438.1901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461.4928" calcext:value-type="float">
            <text:p>1461.4928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484.7955" calcext:value-type="float">
            <text:p>1484.795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529.961" calcext:value-type="float">
            <text:p>1529.961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575.1266" calcext:value-type="float">
            <text:p>1575.1266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20.2921" calcext:value-type="float">
            <text:p>1620.2921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65.4576" calcext:value-type="float">
            <text:p>1665.457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10.6232" calcext:value-type="float">
            <text:p>1710.623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55.7887" calcext:value-type="float">
            <text:p>1755.7887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800.9542" calcext:value-type="float">
            <text:p>1800.9542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846.1198" calcext:value-type="float">
            <text:p>1846.11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91.2853" calcext:value-type="float">
            <text:p>1891.2853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914.588" calcext:value-type="float">
            <text:p>1914.58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937.8907" calcext:value-type="float">
            <text:p>1937.89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961.1935" calcext:value-type="float">
            <text:p>1961.193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984.4962" calcext:value-type="float">
            <text:p>1984.4962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2007.799" calcext:value-type="float">
            <text:p>2007.799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2031.1017" calcext:value-type="float">
            <text:p>2031.101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2054.4045" calcext:value-type="float">
            <text:p>2054.404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2077.7073" calcext:value-type="float">
            <text:p>2077.7073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2101.01" calcext:value-type="float">
            <text:p>2101.0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2124.3127" calcext:value-type="float">
            <text:p>2124.312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2147.6155" calcext:value-type="float">
            <text:p>2147.6155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2171.6382" calcext:value-type="float">
            <text:p>2171.6382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2173.798" calcext:value-type="float">
            <text:p>2173.79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2175.958" calcext:value-type="float">
            <text:p>2175.95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2177.398" calcext:value-type="float">
            <text:p>2177.398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2178.838" calcext:value-type="float">
            <text:p>2178.83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2180.2778" calcext:value-type="float">
            <text:p>2180.277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2181.7178" calcext:value-type="float">
            <text:p>2181.717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2183.1577" calcext:value-type="float">
            <text:p>2183.157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2184.5977" calcext:value-type="float">
            <text:p>2184.597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2186.0376" calcext:value-type="float">
            <text:p>2186.0376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2187.4775" calcext:value-type="float">
            <text:p>2187.477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2188.9175" calcext:value-type="float">
            <text:p>2188.9175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2190.3574" calcext:value-type="float">
            <text:p>2190.357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191.7974" calcext:value-type="float">
            <text:p>2191.797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2193.2373" calcext:value-type="float">
            <text:p>2193.2373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2194.6772" calcext:value-type="float">
            <text:p>2194.6772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2196.1172" calcext:value-type="float">
            <text:p>2196.1172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2197.5571" calcext:value-type="float">
            <text:p>2197.557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2198.997" calcext:value-type="float">
            <text:p>2198.997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2200.437" calcext:value-type="float">
            <text:p>2200.4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2201.877" calcext:value-type="float">
            <text:p>2201.877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2203.317" calcext:value-type="float">
            <text:p>2203.317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2204.7568" calcext:value-type="float">
            <text:p>2204.7568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2206.1968" calcext:value-type="float">
            <text:p>2206.1968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2207.6367" calcext:value-type="float">
            <text:p>2207.6367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2209.0767" calcext:value-type="float">
            <text:p>2209.0767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2210.5166" calcext:value-type="float">
            <text:p>2210.516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2211.9565" calcext:value-type="float">
            <text:p>2211.95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213.3965" calcext:value-type="float">
            <text:p>2213.3965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2214.8364" calcext:value-type="float">
            <text:p>2214.8364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2216.2764" calcext:value-type="float">
            <text:p>2216.2764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2217.7163" calcext:value-type="float">
            <text:p>2217.7163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2219.1563" calcext:value-type="float">
            <text:p>2219.1563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220.5962" calcext:value-type="float">
            <text:p>2220.5962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2222.0361" calcext:value-type="float">
            <text:p>2222.0361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2246.0588" calcext:value-type="float">
            <text:p>2246.0588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2270.0815" calcext:value-type="float">
            <text:p>2270.081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2294.1042" calcext:value-type="float">
            <text:p>2294.104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318.127" calcext:value-type="float">
            <text:p>2318.127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2342.1497" calcext:value-type="float">
            <text:p>2342.1497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2366.1724" calcext:value-type="float">
            <text:p>2366.172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2390.195" calcext:value-type="float">
            <text:p>2390.19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2414.2178" calcext:value-type="float">
            <text:p>2414.2178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438.2405" calcext:value-type="float">
            <text:p>2438.2405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2462.2632" calcext:value-type="float">
            <text:p>2462.2632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2485.566" calcext:value-type="float">
            <text:p>2485.566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2508.8687" calcext:value-type="float">
            <text:p>2508.868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2532.1714" calcext:value-type="float">
            <text:p>2532.171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555.474" calcext:value-type="float">
            <text:p>2555.474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2578.7769" calcext:value-type="float">
            <text:p>2578.7769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2602.0796" calcext:value-type="float">
            <text:p>2602.0796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2625.3823" calcext:value-type="float">
            <text:p>2625.3823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2648.685" calcext:value-type="float">
            <text:p>2648.68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671.9878" calcext:value-type="float">
            <text:p>2671.9878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2673.4277" calcext:value-type="float">
            <text:p>2673.4277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2674.8677" calcext:value-type="float">
            <text:p>2674.867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2676.3076" calcext:value-type="float">
            <text:p>2676.307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2677.7476" calcext:value-type="float">
            <text:p>2677.7476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679.9075" calcext:value-type="float">
            <text:p>2679.9075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2682.0674" calcext:value-type="float">
            <text:p>2682.0674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2683.5073" calcext:value-type="float">
            <text:p>2683.507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2684.9473" calcext:value-type="float">
            <text:p>2684.947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2686.3872" calcext:value-type="float">
            <text:p>2686.387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687.8271" calcext:value-type="float">
            <text:p>2687.8271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2689.987" calcext:value-type="float">
            <text:p>2689.987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2691.427" calcext:value-type="float">
            <text:p>2691.42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2693.587" calcext:value-type="float">
            <text:p>2693.58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2695.7468" calcext:value-type="float">
            <text:p>2695.7468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697.9067" calcext:value-type="float">
            <text:p>2697.9067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2700.0667" calcext:value-type="float">
            <text:p>2700.066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2702.2266" calcext:value-type="float">
            <text:p>2702.226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2703.6665" calcext:value-type="float">
            <text:p>2703.666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2705.1064" calcext:value-type="float">
            <text:p>2705.106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706.5464" calcext:value-type="float">
            <text:p>2706.5464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2707.2664" calcext:value-type="float">
            <text:p>2707.2664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2708.7063" calcext:value-type="float">
            <text:p>2708.70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2709.4263" calcext:value-type="float">
            <text:p>2709.426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2710.1462" calcext:value-type="float">
            <text:p>2710.14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710.8662" calcext:value-type="float">
            <text:p>2710.8662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2734.169" calcext:value-type="float">
            <text:p>2734.169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2757.4717" calcext:value-type="float">
            <text:p>2757.4717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2781.4944" calcext:value-type="float">
            <text:p>2781.494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2805.517" calcext:value-type="float">
            <text:p>2805.517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2828.8198" calcext:value-type="float">
            <text:p>2828.819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2852.1226" calcext:value-type="float">
            <text:p>2852.1226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2875.4253" calcext:value-type="float">
            <text:p>2875.4253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2898.728" calcext:value-type="float">
            <text:p>2898.728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2900.168" calcext:value-type="float">
            <text:p>2900.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1.608" calcext:value-type="float">
            <text:p>2901.608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2903.0479" calcext:value-type="float">
            <text:p>2903.0479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2905.2078" calcext:value-type="float">
            <text:p>2905.2078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2906.6477" calcext:value-type="float">
            <text:p>2906.647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2908.0876" calcext:value-type="float">
            <text:p>2908.087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909.5276" calcext:value-type="float">
            <text:p>2909.5276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2910.9675" calcext:value-type="float">
            <text:p>2910.967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2912.4075" calcext:value-type="float">
            <text:p>2912.407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2913.8474" calcext:value-type="float">
            <text:p>2913.8474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2915.2874" calcext:value-type="float">
            <text:p>2915.287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916.7273" calcext:value-type="float">
            <text:p>2916.7273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2918.1672" calcext:value-type="float">
            <text:p>2918.1672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2919.6072" calcext:value-type="float">
            <text:p>2919.6072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2921.047" calcext:value-type="float">
            <text:p>2921.04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2922.487" calcext:value-type="float">
            <text:p>2922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923.207" calcext:value-type="float">
            <text:p>2923.20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2923.927" calcext:value-type="float">
            <text:p>2923.92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2924.647" calcext:value-type="float">
            <text:p>2924.64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2926.087" calcext:value-type="float">
            <text:p>2926.0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2927.5269" calcext:value-type="float">
            <text:p>2927.5269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928.9668" calcext:value-type="float">
            <text:p>2928.9668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2929.6868" calcext:value-type="float">
            <text:p>2929.6868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2930.4067" calcext:value-type="float">
            <text:p>2930.406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2931.1267" calcext:value-type="float">
            <text:p>2931.126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2931.8467" calcext:value-type="float">
            <text:p>2931.846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32.5667" calcext:value-type="float">
            <text:p>2932.566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2933.2866" calcext:value-type="float">
            <text:p>2933.2866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2934.0066" calcext:value-type="float">
            <text:p>2934.0066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2934.7266" calcext:value-type="float">
            <text:p>2934.726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2935.4465" calcext:value-type="float">
            <text:p>2935.446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936.1665" calcext:value-type="float">
            <text:p>2936.1665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2936.8865" calcext:value-type="float">
            <text:p>2936.886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2938.3264" calcext:value-type="float">
            <text:p>2938.326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2939.7664" calcext:value-type="float">
            <text:p>2939.766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2940.4863" calcext:value-type="float">
            <text:p>2940.4863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941.9263" calcext:value-type="float">
            <text:p>2941.9263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2943.3662" calcext:value-type="float">
            <text:p>2943.3662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2944.0862" calcext:value-type="float">
            <text:p>2944.0862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2944.8062" calcext:value-type="float">
            <text:p>2944.8062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2945.5261" calcext:value-type="float">
            <text:p>2945.5261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2946.246" calcext:value-type="float">
            <text:p>2946.24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2946.966" calcext:value-type="float">
            <text:p>2946.966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2947.686" calcext:value-type="float">
            <text:p>2947.686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2948.406" calcext:value-type="float">
            <text:p>2948.4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2949.126" calcext:value-type="float">
            <text:p>2949.126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949.846" calcext:value-type="float">
            <text:p>2949.84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2950.566" calcext:value-type="float">
            <text:p>2950.566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2951.286" calcext:value-type="float">
            <text:p>2951.286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2952.7258" calcext:value-type="float">
            <text:p>2952.7258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2954.1658" calcext:value-type="float">
            <text:p>2954.165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55.6057" calcext:value-type="float">
            <text:p>2955.605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2957.0457" calcext:value-type="float">
            <text:p>2957.0457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2958.4856" calcext:value-type="float">
            <text:p>2958.4856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2959.9255" calcext:value-type="float">
            <text:p>2959.925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2961.3655" calcext:value-type="float">
            <text:p>2961.365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962.8054" calcext:value-type="float">
            <text:p>2962.80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2964.2454" calcext:value-type="float">
            <text:p>2964.2454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2965.6853" calcext:value-type="float">
            <text:p>2965.68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2967.1252" calcext:value-type="float">
            <text:p>2967.1252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2969.2852" calcext:value-type="float">
            <text:p>2969.2852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970.725" calcext:value-type="float">
            <text:p>2970.72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2972.165" calcext:value-type="float">
            <text:p>2972.16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2973.605" calcext:value-type="float">
            <text:p>2973.60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2975.045" calcext:value-type="float">
            <text:p>2975.045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2976.4849" calcext:value-type="float">
            <text:p>2976.484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977.9248" calcext:value-type="float">
            <text:p>2977.9248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2979.3647" calcext:value-type="float">
            <text:p>2979.3647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2980.8047" calcext:value-type="float">
            <text:p>2980.8047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2982.2446" calcext:value-type="float">
            <text:p>2982.2446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2983.6846" calcext:value-type="float">
            <text:p>2983.6846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985.1245" calcext:value-type="float">
            <text:p>2985.1245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2986.5645" calcext:value-type="float">
            <text:p>2986.5645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2988.0044" calcext:value-type="float">
            <text:p>2988.004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989.4443" calcext:value-type="float">
            <text:p>2989.4443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2990.8843" calcext:value-type="float">
            <text:p>2990.884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3.0442" calcext:value-type="float">
            <text:p>2993.0442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994.4841" calcext:value-type="float">
            <text:p>2994.4841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996.644" calcext:value-type="float">
            <text:p>2996.644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998.804" calcext:value-type="float">
            <text:p>2998.80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3000.9639" calcext:value-type="float">
            <text:p>3000.9639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3003.1238" calcext:value-type="float">
            <text:p>3003.1238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3004.5637" calcext:value-type="float">
            <text:p>3004.56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3006.0037" calcext:value-type="float">
            <text:p>3006.0037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3007.4436" calcext:value-type="float">
            <text:p>3007.443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3008.8835" calcext:value-type="float">
            <text:p>3008.883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3032.1863" calcext:value-type="float">
            <text:p>3032.1863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3033.6262" calcext:value-type="float">
            <text:p>3033.6262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3056.929" calcext:value-type="float">
            <text:p>3056.929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3080.2317" calcext:value-type="float">
            <text:p>3080.231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3103.5344" calcext:value-type="float">
            <text:p>3103.5344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3126.8372" calcext:value-type="float">
            <text:p>3126.8372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3150.8599" calcext:value-type="float">
            <text:p>3150.859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3174.1626" calcext:value-type="float">
            <text:p>3174.162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3197.4653" calcext:value-type="float">
            <text:p>3197.4653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3220.768" calcext:value-type="float">
            <text:p>3220.76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3244.0708" calcext:value-type="float">
            <text:p>3244.070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3267.3735" calcext:value-type="float">
            <text:p>3267.373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3291.3962" calcext:value-type="float">
            <text:p>3291.3962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3315.419" calcext:value-type="float">
            <text:p>3315.419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3339.4417" calcext:value-type="float">
            <text:p>3339.441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362.7444" calcext:value-type="float">
            <text:p>3362.7444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385.3271" calcext:value-type="float">
            <text:p>3385.3271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3407.91" calcext:value-type="float">
            <text:p>3407.91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3408.63" calcext:value-type="float">
            <text:p>3408.6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430.4927" calcext:value-type="float">
            <text:p>3430.492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452.3555" calcext:value-type="float">
            <text:p>3452.355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474.9382" calcext:value-type="float">
            <text:p>3474.9382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498.241" calcext:value-type="float">
            <text:p>3498.2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3520.8237" calcext:value-type="float">
            <text:p>3520.82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3543.4065" calcext:value-type="float">
            <text:p>3543.4065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3565.9893" calcext:value-type="float">
            <text:p>3565.98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88.572" calcext:value-type="float">
            <text:p>3588.572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3633.0176" calcext:value-type="float">
            <text:p>3633.0176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3677.4631" calcext:value-type="float">
            <text:p>3677.463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722.6287" calcext:value-type="float">
            <text:p>3722.6287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768.5142" calcext:value-type="float">
            <text:p>3768.514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3814.3997" calcext:value-type="float">
            <text:p>3814.399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859.5652" calcext:value-type="float">
            <text:p>3859.5652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904.7307" calcext:value-type="float">
            <text:p>3904.730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949.8962" calcext:value-type="float">
            <text:p>3949.8962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995.7817" calcext:value-type="float">
            <text:p>3995.7817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019.0845" calcext:value-type="float">
            <text:p>4019.084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043.1072" calcext:value-type="float">
            <text:p>4043.107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067.13" calcext:value-type="float">
            <text:p>4067.13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091.1526" calcext:value-type="float">
            <text:p>4091.1526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114.456" calcext:value-type="float">
            <text:p>4114.45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115.8965" calcext:value-type="float">
            <text:p>4115.8965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117.337" calcext:value-type="float">
            <text:p>4117.33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118.7773" calcext:value-type="float">
            <text:p>4118.7773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120.218" calcext:value-type="float">
            <text:p>4120.21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121.658" calcext:value-type="float">
            <text:p>4121.658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122.3784" calcext:value-type="float">
            <text:p>4122.3784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123.0986" calcext:value-type="float">
            <text:p>4123.0986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123.819" calcext:value-type="float">
            <text:p>4123.81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124.539" calcext:value-type="float">
            <text:p>4124.539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125.2593" calcext:value-type="float">
            <text:p>4125.259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125.9795" calcext:value-type="float">
            <text:p>4125.9795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126.6997" calcext:value-type="float">
            <text:p>4126.6997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127.42" calcext:value-type="float">
            <text:p>4127.42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128.14" calcext:value-type="float">
            <text:p>4128.14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128.8604" calcext:value-type="float">
            <text:p>4128.86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129.5806" calcext:value-type="float">
            <text:p>4129.580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130.301" calcext:value-type="float">
            <text:p>4130.301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131.021" calcext:value-type="float">
            <text:p>4131.021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131.741" calcext:value-type="float">
            <text:p>4131.741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132.4614" calcext:value-type="float">
            <text:p>4132.461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133.1816" calcext:value-type="float">
            <text:p>4133.1816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134.622" calcext:value-type="float">
            <text:p>4134.622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135.3423" calcext:value-type="float">
            <text:p>4135.342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136.7827" calcext:value-type="float">
            <text:p>4136.7827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138.223" calcext:value-type="float">
            <text:p>4138.22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139.6636" calcext:value-type="float">
            <text:p>4139.6636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141.104" calcext:value-type="float">
            <text:p>4141.10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141.824" calcext:value-type="float">
            <text:p>4141.82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143.2646" calcext:value-type="float">
            <text:p>4143.2646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144.705" calcext:value-type="float">
            <text:p>4144.70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146.1455" calcext:value-type="float">
            <text:p>4146.1455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147.586" calcext:value-type="float">
            <text:p>4147.586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170.889" calcext:value-type="float">
            <text:p>4170.889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194.1924" calcext:value-type="float">
            <text:p>4194.192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217.4956" calcext:value-type="float">
            <text:p>4217.495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240.799" calcext:value-type="float">
            <text:p>4240.799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264.102" calcext:value-type="float">
            <text:p>4264.10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287.4053" calcext:value-type="float">
            <text:p>4287.4053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310.7085" calcext:value-type="float">
            <text:p>4310.7085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334.0117" calcext:value-type="float">
            <text:p>4334.011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357.315" calcext:value-type="float">
            <text:p>4357.315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358.035" calcext:value-type="float">
            <text:p>4358.03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358.7554" calcext:value-type="float">
            <text:p>4358.7554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360.916" calcext:value-type="float">
            <text:p>4360.916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363.0767" calcext:value-type="float">
            <text:p>4363.076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364.517" calcext:value-type="float">
            <text:p>4364.51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365.9575" calcext:value-type="float">
            <text:p>4365.9575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368.118" calcext:value-type="float">
            <text:p>4368.118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370.279" calcext:value-type="float">
            <text:p>4370.279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371.719" calcext:value-type="float">
            <text:p>4371.71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395.0225" calcext:value-type="float">
            <text:p>4395.0225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418.3257" calcext:value-type="float">
            <text:p>4418.325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441.629" calcext:value-type="float">
            <text:p>4441.629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464.932" calcext:value-type="float">
            <text:p>4464.93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467.093" calcext:value-type="float">
            <text:p>4467.093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469.2534" calcext:value-type="float">
            <text:p>4469.253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471.414" calcext:value-type="float">
            <text:p>4471.414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472.8545" calcext:value-type="float">
            <text:p>4472.854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474.295" calcext:value-type="float">
            <text:p>4474.295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475.7354" calcext:value-type="float">
            <text:p>4475.735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477.176" calcext:value-type="float">
            <text:p>4477.176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478.616" calcext:value-type="float">
            <text:p>4478.616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480.0566" calcext:value-type="float">
            <text:p>4480.0566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480.777" calcext:value-type="float">
            <text:p>4480.77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482.2173" calcext:value-type="float">
            <text:p>4482.2173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483.6577" calcext:value-type="float">
            <text:p>4483.6577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485.098" calcext:value-type="float">
            <text:p>4485.098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486.5386" calcext:value-type="float">
            <text:p>4486.5386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487.259" calcext:value-type="float">
            <text:p>4487.259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487.259" calcext:value-type="float">
            <text:p>4487.25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6.182796" calcext:value-type="float">
            <text:p>26.18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6.902796" calcext:value-type="float">
            <text:p>26.90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.622795" calcext:value-type="float">
            <text:p>27.6227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0.205597" calcext:value-type="float">
            <text:p>50.205597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72.7884" calcext:value-type="float">
            <text:p>72.788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5.3712" calcext:value-type="float">
            <text:p>95.371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954" calcext:value-type="float">
            <text:p>117.95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0.5368" calcext:value-type="float">
            <text:p>140.5368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63.1196" calcext:value-type="float">
            <text:p>163.11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84.98239" calcext:value-type="float">
            <text:p>184.98239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06.84518" calcext:value-type="float">
            <text:p>206.8451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1.58798" calcext:value-type="float">
            <text:p>231.58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3.02798" calcext:value-type="float">
            <text:p>233.0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55.61078" calcext:value-type="float">
            <text:p>255.6107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78.19357" calcext:value-type="float">
            <text:p>278.1935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0.77637" calcext:value-type="float">
            <text:p>300.77637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23.35916" calcext:value-type="float">
            <text:p>323.35916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345.94196" calcext:value-type="float">
            <text:p>345.9419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68.52475" calcext:value-type="float">
            <text:p>368.5247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391.10754" calcext:value-type="float">
            <text:p>391.10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.82755" calcext:value-type="float">
            <text:p>391.8275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92.54755" calcext:value-type="float">
            <text:p>392.5475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93.26755" calcext:value-type="float">
            <text:p>393.2675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93.98755" calcext:value-type="float">
            <text:p>393.9875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94.70755" calcext:value-type="float">
            <text:p>394.7075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95.42755" calcext:value-type="float">
            <text:p>395.4275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96.14755" calcext:value-type="float">
            <text:p>396.1475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96.86755" calcext:value-type="float">
            <text:p>396.8675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97.58755" calcext:value-type="float">
            <text:p>397.5875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99.02756" calcext:value-type="float">
            <text:p>399.0275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400.46756" calcext:value-type="float">
            <text:p>400.46756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401.90756" calcext:value-type="float">
            <text:p>401.90756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403.34756" calcext:value-type="float">
            <text:p>403.34756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404.78757" calcext:value-type="float">
            <text:p>404.78757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405.50757" calcext:value-type="float">
            <text:p>405.5075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6.94757" calcext:value-type="float">
            <text:p>406.94757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8.38757" calcext:value-type="float">
            <text:p>408.38757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09.10757" calcext:value-type="float">
            <text:p>409.1075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09.82758" calcext:value-type="float">
            <text:p>409.8275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10.54758" calcext:value-type="float">
            <text:p>410.5475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33.13037" calcext:value-type="float">
            <text:p>433.13037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455.71317" calcext:value-type="float">
            <text:p>455.7131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478.29596" calcext:value-type="float">
            <text:p>478.2959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00.87875" calcext:value-type="float">
            <text:p>500.8787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23.46155" calcext:value-type="float">
            <text:p>523.461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6.0443" calcext:value-type="float">
            <text:p>546.044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46.7643" calcext:value-type="float">
            <text:p>546.7643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47.48425" calcext:value-type="float">
            <text:p>547.4842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548.2042" calcext:value-type="float">
            <text:p>548.204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48.9242" calcext:value-type="float">
            <text:p>548.924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49.64417" calcext:value-type="float">
            <text:p>549.6441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50.36414" calcext:value-type="float">
            <text:p>550.3641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1.0841" calcext:value-type="float">
            <text:p>551.084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1.8041" calcext:value-type="float">
            <text:p>551.804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2.52405" calcext:value-type="float">
            <text:p>552.524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53.244" calcext:value-type="float">
            <text:p>553.2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53.964" calcext:value-type="float">
            <text:p>553.96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54.68396" calcext:value-type="float">
            <text:p>554.68396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55.40393" calcext:value-type="float">
            <text:p>555.40393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56.8439" calcext:value-type="float">
            <text:p>556.843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58.2838" calcext:value-type="float">
            <text:p>558.283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59.72375" calcext:value-type="float">
            <text:p>559.7237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61.1637" calcext:value-type="float">
            <text:p>561.1637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61.88367" calcext:value-type="float">
            <text:p>561.88367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62.60364" calcext:value-type="float">
            <text:p>562.603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63.3236" calcext:value-type="float">
            <text:p>563.3236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85.9064" calcext:value-type="float">
            <text:p>585.906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08.48914" calcext:value-type="float">
            <text:p>608.48914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31.0719" calcext:value-type="float">
            <text:p>631.0719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3.65466" calcext:value-type="float">
            <text:p>653.65466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76.2374" calcext:value-type="float">
            <text:p>676.2374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98.8202" calcext:value-type="float">
            <text:p>698.82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21.40295" calcext:value-type="float">
            <text:p>721.402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43.9857" calcext:value-type="float">
            <text:p>743.9857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6.5685" calcext:value-type="float">
            <text:p>766.568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68.0084" calcext:value-type="float">
            <text:p>768.008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69.44836" calcext:value-type="float">
            <text:p>769.4483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70.16833" calcext:value-type="float">
            <text:p>770.1683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70.8883" calcext:value-type="float">
            <text:p>770.888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93.47107" calcext:value-type="float">
            <text:p>793.4710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16.05383" calcext:value-type="float">
            <text:p>816.0538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838.6366" calcext:value-type="float">
            <text:p>838.636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861.21936" calcext:value-type="float">
            <text:p>861.2193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883.8021" calcext:value-type="float">
            <text:p>883.80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06.3849" calcext:value-type="float">
            <text:p>906.38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28.96765" calcext:value-type="float">
            <text:p>928.9676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51.5504" calcext:value-type="float">
            <text:p>951.5504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74.1332" calcext:value-type="float">
            <text:p>974.133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96.71594" calcext:value-type="float">
            <text:p>996.71594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97.4359" calcext:value-type="float">
            <text:p>997.4359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98.1559" calcext:value-type="float">
            <text:p>998.155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98.87585" calcext:value-type="float">
            <text:p>998.8758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99.5958" calcext:value-type="float">
            <text:p>999.595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3158" calcext:value-type="float">
            <text:p>1000.31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01.03577" calcext:value-type="float">
            <text:p>1001.0357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1.75574" calcext:value-type="float">
            <text:p>1001.7557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2.4757" calcext:value-type="float">
            <text:p>1002.475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4.6356" calcext:value-type="float">
            <text:p>1004.635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6.79553" calcext:value-type="float">
            <text:p>1006.795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09.6754" calcext:value-type="float">
            <text:p>1009.67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12.5553" calcext:value-type="float">
            <text:p>1012.555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15.4352" calcext:value-type="float">
            <text:p>1015.435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17.5951" calcext:value-type="float">
            <text:p>1017.595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19.755" calcext:value-type="float">
            <text:p>1019.75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021.9149" calcext:value-type="float">
            <text:p>1021.91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024.0748" calcext:value-type="float">
            <text:p>1024.0748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25.5148" calcext:value-type="float">
            <text:p>1025.514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48.8175" calcext:value-type="float">
            <text:p>1048.817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72.1202" calcext:value-type="float">
            <text:p>1072.120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95.423" calcext:value-type="float">
            <text:p>1095.4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119.4457" calcext:value-type="float">
            <text:p>1119.4457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43.4684" calcext:value-type="float">
            <text:p>1143.4684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167.4911" calcext:value-type="float">
            <text:p>1167.491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90.7938" calcext:value-type="float">
            <text:p>1190.793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15.5365" calcext:value-type="float">
            <text:p>1215.536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40.2792" calcext:value-type="float">
            <text:p>1240.279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65.0219" calcext:value-type="float">
            <text:p>1265.021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9.0446" calcext:value-type="float">
            <text:p>1289.0446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2045" calcext:value-type="float">
            <text:p>1291.204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3.3644" calcext:value-type="float">
            <text:p>1293.36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96.2443" calcext:value-type="float">
            <text:p>1296.2443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298.4042" calcext:value-type="float">
            <text:p>1298.404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00.5641" calcext:value-type="float">
            <text:p>1300.564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24.5868" calcext:value-type="float">
            <text:p>1324.586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48.6095" calcext:value-type="float">
            <text:p>1348.60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72.6322" calcext:value-type="float">
            <text:p>1372.632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95.9349" calcext:value-type="float">
            <text:p>1395.9349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419.2377" calcext:value-type="float">
            <text:p>1419.237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42.5404" calcext:value-type="float">
            <text:p>1442.540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65.8431" calcext:value-type="float">
            <text:p>1465.843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89.1459" calcext:value-type="float">
            <text:p>1489.145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12.4486" calcext:value-type="float">
            <text:p>1512.4486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35.7513" calcext:value-type="float">
            <text:p>1535.7513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59.0541" calcext:value-type="float">
            <text:p>1559.054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82.3568" calcext:value-type="float">
            <text:p>1582.356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583.7968" calcext:value-type="float">
            <text:p>1583.796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585.2367" calcext:value-type="float">
            <text:p>1585.236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8.5394" calcext:value-type="float">
            <text:p>1608.539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53.705" calcext:value-type="float">
            <text:p>1653.70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98.8705" calcext:value-type="float">
            <text:p>1698.87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744.036" calcext:value-type="float">
            <text:p>1744.0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789.2015" calcext:value-type="float">
            <text:p>1789.201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34.3671" calcext:value-type="float">
            <text:p>1834.367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79.5326" calcext:value-type="float">
            <text:p>1879.532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924.6981" calcext:value-type="float">
            <text:p>1924.6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9.8636" calcext:value-type="float">
            <text:p>1969.8636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993.1664" calcext:value-type="float">
            <text:p>1993.166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016.4691" calcext:value-type="float">
            <text:p>2016.469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039.0519" calcext:value-type="float">
            <text:p>2039.051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061.6348" calcext:value-type="float">
            <text:p>2061.634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062.3547" calcext:value-type="float">
            <text:p>2062.354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063.0747" calcext:value-type="float">
            <text:p>2063.074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085.6575" calcext:value-type="float">
            <text:p>2085.657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086.3774" calcext:value-type="float">
            <text:p>2086.3774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087.0974" calcext:value-type="float">
            <text:p>2087.097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087.8174" calcext:value-type="float">
            <text:p>2087.8174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088.5374" calcext:value-type="float">
            <text:p>2088.5374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089.2573" calcext:value-type="float">
            <text:p>2089.2573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089.9773" calcext:value-type="float">
            <text:p>2089.977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090.6973" calcext:value-type="float">
            <text:p>2090.697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091.4172" calcext:value-type="float">
            <text:p>2091.4172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092.1372" calcext:value-type="float">
            <text:p>2092.137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092.8572" calcext:value-type="float">
            <text:p>2092.857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115.44" calcext:value-type="float">
            <text:p>2115.44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116.16" calcext:value-type="float">
            <text:p>2116.16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138.7427" calcext:value-type="float">
            <text:p>2138.7427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161.3254" calcext:value-type="float">
            <text:p>2161.325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162.0454" calcext:value-type="float">
            <text:p>2162.0454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162.7654" calcext:value-type="float">
            <text:p>2162.765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163.4854" calcext:value-type="float">
            <text:p>2163.48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164.2053" calcext:value-type="float">
            <text:p>2164.2053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164.9253" calcext:value-type="float">
            <text:p>2164.925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165.6453" calcext:value-type="float">
            <text:p>2165.6453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166.3652" calcext:value-type="float">
            <text:p>2166.365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167.0852" calcext:value-type="float">
            <text:p>2167.085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167.8052" calcext:value-type="float">
            <text:p>2167.805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169.245" calcext:value-type="float">
            <text:p>2169.24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170.685" calcext:value-type="float">
            <text:p>2170.68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72.125" calcext:value-type="float">
            <text:p>2172.12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73.565" calcext:value-type="float">
            <text:p>2173.56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75.005" calcext:value-type="float">
            <text:p>2175.00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76.4448" calcext:value-type="float">
            <text:p>2176.4448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99.0276" calcext:value-type="float">
            <text:p>2199.02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21.6104" calcext:value-type="float">
            <text:p>2221.61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44.193" calcext:value-type="float">
            <text:p>2244.19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66.776" calcext:value-type="float">
            <text:p>2266.77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67.4958" calcext:value-type="float">
            <text:p>2267.495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68.2158" calcext:value-type="float">
            <text:p>2268.215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68.9358" calcext:value-type="float">
            <text:p>2268.935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69.6558" calcext:value-type="float">
            <text:p>2269.6558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70.3757" calcext:value-type="float">
            <text:p>2270.3757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1.0957" calcext:value-type="float">
            <text:p>2271.095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1.8157" calcext:value-type="float">
            <text:p>2271.815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273.2556" calcext:value-type="float">
            <text:p>2273.255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274.6956" calcext:value-type="float">
            <text:p>2274.69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76.1355" calcext:value-type="float">
            <text:p>2276.135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277.5754" calcext:value-type="float">
            <text:p>2277.575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279.0154" calcext:value-type="float">
            <text:p>2279.015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280.4553" calcext:value-type="float">
            <text:p>2280.4553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281.8953" calcext:value-type="float">
            <text:p>2281.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284.0552" calcext:value-type="float">
            <text:p>2284.055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285.495" calcext:value-type="float">
            <text:p>2285.4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287.655" calcext:value-type="float">
            <text:p>2287.65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289.815" calcext:value-type="float">
            <text:p>2289.815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292.6948" calcext:value-type="float">
            <text:p>2292.6948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295.5747" calcext:value-type="float">
            <text:p>2295.57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298.4546" calcext:value-type="float">
            <text:p>2298.45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300.6145" calcext:value-type="float">
            <text:p>2300.614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302.7744" calcext:value-type="float">
            <text:p>2302.774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304.9343" calcext:value-type="float">
            <text:p>2304.934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307.0942" calcext:value-type="float">
            <text:p>2307.0942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309.2542" calcext:value-type="float">
            <text:p>2309.254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311.414" calcext:value-type="float">
            <text:p>2311.41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313.574" calcext:value-type="float">
            <text:p>2313.57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315.734" calcext:value-type="float">
            <text:p>2315.73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317.8938" calcext:value-type="float">
            <text:p>2317.8938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320.0537" calcext:value-type="float">
            <text:p>2320.0537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323.6536" calcext:value-type="float">
            <text:p>2323.6536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327.2534" calcext:value-type="float">
            <text:p>2327.2534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330.8533" calcext:value-type="float">
            <text:p>2330.85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34.4531" calcext:value-type="float">
            <text:p>2334.453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337.333" calcext:value-type="float">
            <text:p>2337.333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340.213" calcext:value-type="float">
            <text:p>2340.21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343.0928" calcext:value-type="float">
            <text:p>2343.092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345.2527" calcext:value-type="float">
            <text:p>2345.252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347.4126" calcext:value-type="float">
            <text:p>2347.412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349.5725" calcext:value-type="float">
            <text:p>2349.572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351.7324" calcext:value-type="float">
            <text:p>2351.7324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353.8923" calcext:value-type="float">
            <text:p>2353.8923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356.0522" calcext:value-type="float">
            <text:p>2356.052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358.2122" calcext:value-type="float">
            <text:p>2358.2122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360.372" calcext:value-type="float">
            <text:p>2360.37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361.812" calcext:value-type="float">
            <text:p>2361.81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363.252" calcext:value-type="float">
            <text:p>2363.25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364.692" calcext:value-type="float">
            <text:p>2364.69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366.1318" calcext:value-type="float">
            <text:p>2366.13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368.2917" calcext:value-type="float">
            <text:p>2368.291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370.4517" calcext:value-type="float">
            <text:p>2370.4517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371.8916" calcext:value-type="float">
            <text:p>2371.891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373.3315" calcext:value-type="float">
            <text:p>2373.331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374.7715" calcext:value-type="float">
            <text:p>2374.77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376.2114" calcext:value-type="float">
            <text:p>2376.2114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377.6514" calcext:value-type="float">
            <text:p>2377.651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379.0913" calcext:value-type="float">
            <text:p>2379.091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380.5313" calcext:value-type="float">
            <text:p>2380.531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381.9712" calcext:value-type="float">
            <text:p>2381.971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382.6912" calcext:value-type="float">
            <text:p>2382.6912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2384.131" calcext:value-type="float">
            <text:p>2384.13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2385.571" calcext:value-type="float">
            <text:p>2385.57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2387.011" calcext:value-type="float">
            <text:p>2387.01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88.451" calcext:value-type="float">
            <text:p>2388.45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2389.8909" calcext:value-type="float">
            <text:p>2389.890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2391.3308" calcext:value-type="float">
            <text:p>2391.3308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2392.7708" calcext:value-type="float">
            <text:p>2392.7708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2416.0735" calcext:value-type="float">
            <text:p>2416.073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439.3762" calcext:value-type="float">
            <text:p>2439.3762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2462.679" calcext:value-type="float">
            <text:p>2462.67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2486.7017" calcext:value-type="float">
            <text:p>2486.7017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2510.7244" calcext:value-type="float">
            <text:p>2510.7244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2534.747" calcext:value-type="float">
            <text:p>2534.74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558.7698" calcext:value-type="float">
            <text:p>2558.7698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2604.6553" calcext:value-type="float">
            <text:p>2604.655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2650.5408" calcext:value-type="float">
            <text:p>2650.540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2696.4263" calcext:value-type="float">
            <text:p>2696.4263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2741.5918" calcext:value-type="float">
            <text:p>2741.591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764.8945" calcext:value-type="float">
            <text:p>2764.894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2766.3345" calcext:value-type="float">
            <text:p>2766.3345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2767.7744" calcext:value-type="float">
            <text:p>2767.774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2769.2144" calcext:value-type="float">
            <text:p>2769.2144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2770.6543" calcext:value-type="float">
            <text:p>2770.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2.0942" calcext:value-type="float">
            <text:p>2772.09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2773.5342" calcext:value-type="float">
            <text:p>2773.5342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2774.974" calcext:value-type="float">
            <text:p>2774.97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2776.414" calcext:value-type="float">
            <text:p>2776.414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2777.854" calcext:value-type="float">
            <text:p>2777.8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779.294" calcext:value-type="float">
            <text:p>2779.29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2780.734" calcext:value-type="float">
            <text:p>2780.7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2782.1738" calcext:value-type="float">
            <text:p>2782.173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2783.6138" calcext:value-type="float">
            <text:p>2783.6138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2785.0537" calcext:value-type="float">
            <text:p>2785.05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786.4937" calcext:value-type="float">
            <text:p>2786.49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2788.6536" calcext:value-type="float">
            <text:p>2788.653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2791.5334" calcext:value-type="float">
            <text:p>2791.533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794.4133" calcext:value-type="float">
            <text:p>2794.4133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797.2932" calcext:value-type="float">
            <text:p>2797.293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800.173" calcext:value-type="float">
            <text:p>2800.17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803.053" calcext:value-type="float">
            <text:p>2803.053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805.9329" calcext:value-type="float">
            <text:p>2805.9329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808.8127" calcext:value-type="float">
            <text:p>2808.81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811.6926" calcext:value-type="float">
            <text:p>2811.692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814.5725" calcext:value-type="float">
            <text:p>2814.572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817.4524" calcext:value-type="float">
            <text:p>2817.452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820.3323" calcext:value-type="float">
            <text:p>2820.33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823.2122" calcext:value-type="float">
            <text:p>2823.212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826.092" calcext:value-type="float">
            <text:p>2826.09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850.8347" calcext:value-type="float">
            <text:p>2850.8347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853.7146" calcext:value-type="float">
            <text:p>2853.714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878.4573" calcext:value-type="float">
            <text:p>2878.4573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903.2" calcext:value-type="float">
            <text:p>2903.2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927.9426" calcext:value-type="float">
            <text:p>2927.942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52.6853" calcext:value-type="float">
            <text:p>2952.68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977.428" calcext:value-type="float">
            <text:p>2977.428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002.1707" calcext:value-type="float">
            <text:p>3002.170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026.9133" calcext:value-type="float">
            <text:p>3026.9133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051.656" calcext:value-type="float">
            <text:p>3051.65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76.3987" calcext:value-type="float">
            <text:p>3076.39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101.1414" calcext:value-type="float">
            <text:p>3101.141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103.3013" calcext:value-type="float">
            <text:p>3103.301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105.4612" calcext:value-type="float">
            <text:p>3105.461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107.621" calcext:value-type="float">
            <text:p>3107.62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109.781" calcext:value-type="float">
            <text:p>3109.781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112.661" calcext:value-type="float">
            <text:p>3112.66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115.5408" calcext:value-type="float">
            <text:p>3115.5408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118.4207" calcext:value-type="float">
            <text:p>3118.4207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121.3005" calcext:value-type="float">
            <text:p>3121.300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124.1804" calcext:value-type="float">
            <text:p>3124.180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127.0603" calcext:value-type="float">
            <text:p>3127.060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129.9402" calcext:value-type="float">
            <text:p>3129.940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132.82" calcext:value-type="float">
            <text:p>3132.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134.98" calcext:value-type="float">
            <text:p>3134.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137.14" calcext:value-type="float">
            <text:p>3137.14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140.0198" calcext:value-type="float">
            <text:p>3140.01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142.8997" calcext:value-type="float">
            <text:p>3142.8997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145.7795" calcext:value-type="float">
            <text:p>3145.7795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147.9395" calcext:value-type="float">
            <text:p>3147.9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150.0994" calcext:value-type="float">
            <text:p>3150.09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152.2593" calcext:value-type="float">
            <text:p>3152.25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154.4192" calcext:value-type="float">
            <text:p>3154.41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156.579" calcext:value-type="float">
            <text:p>3156.57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158.739" calcext:value-type="float">
            <text:p>3158.73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160.899" calcext:value-type="float">
            <text:p>3160.899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163.0588" calcext:value-type="float">
            <text:p>3163.0588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165.2188" calcext:value-type="float">
            <text:p>3165.2188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167.3787" calcext:value-type="float">
            <text:p>3167.3787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169.5386" calcext:value-type="float">
            <text:p>3169.53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171.6985" calcext:value-type="float">
            <text:p>3171.6985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173.8584" calcext:value-type="float">
            <text:p>3173.858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176.0183" calcext:value-type="float">
            <text:p>3176.018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178.1782" calcext:value-type="float">
            <text:p>3178.17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180.3381" calcext:value-type="float">
            <text:p>3180.338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83.218" calcext:value-type="float">
            <text:p>3183.21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185.378" calcext:value-type="float">
            <text:p>3185.37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187.5378" calcext:value-type="float">
            <text:p>3187.53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189.6978" calcext:value-type="float">
            <text:p>3189.697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192.5776" calcext:value-type="float">
            <text:p>3192.57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194.7375" calcext:value-type="float">
            <text:p>3194.73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196.8975" calcext:value-type="float">
            <text:p>3196.89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199.0574" calcext:value-type="float">
            <text:p>3199.05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201.2173" calcext:value-type="float">
            <text:p>3201.21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203.3772" calcext:value-type="float">
            <text:p>3203.37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205.537" calcext:value-type="float">
            <text:p>3205.53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207.697" calcext:value-type="float">
            <text:p>3207.69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209.857" calcext:value-type="float">
            <text:p>3209.85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211.2969" calcext:value-type="float">
            <text:p>3211.29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212.7368" calcext:value-type="float">
            <text:p>3212.73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214.1768" calcext:value-type="float">
            <text:p>3214.17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215.6167" calcext:value-type="float">
            <text:p>3215.6167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217.0566" calcext:value-type="float">
            <text:p>3217.0566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219.2166" calcext:value-type="float">
            <text:p>3219.2166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221.3765" calcext:value-type="float">
            <text:p>3221.37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223.5364" calcext:value-type="float">
            <text:p>3223.5364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246.839" calcext:value-type="float">
            <text:p>3246.839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248.279" calcext:value-type="float">
            <text:p>3248.2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249.719" calcext:value-type="float">
            <text:p>3249.719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251.159" calcext:value-type="float">
            <text:p>3251.15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251.879" calcext:value-type="float">
            <text:p>3251.879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252.5989" calcext:value-type="float">
            <text:p>3252.598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253.3188" calcext:value-type="float">
            <text:p>3253.318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254.0388" calcext:value-type="float">
            <text:p>3254.0388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254.7588" calcext:value-type="float">
            <text:p>3254.758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255.4788" calcext:value-type="float">
            <text:p>3255.4788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256.9187" calcext:value-type="float">
            <text:p>3256.918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258.3586" calcext:value-type="float">
            <text:p>3258.358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259.7986" calcext:value-type="float">
            <text:p>3259.798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261.2385" calcext:value-type="float">
            <text:p>3261.238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262.6785" calcext:value-type="float">
            <text:p>3262.67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264.1184" calcext:value-type="float">
            <text:p>3264.118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265.5583" calcext:value-type="float">
            <text:p>3265.5583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266.9983" calcext:value-type="float">
            <text:p>3266.9983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268.4382" calcext:value-type="float">
            <text:p>3268.4382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269.1582" calcext:value-type="float">
            <text:p>3269.158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269.8782" calcext:value-type="float">
            <text:p>3269.8782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292.461" calcext:value-type="float">
            <text:p>3292.46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315.0437" calcext:value-type="float">
            <text:p>3315.043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337.6265" calcext:value-type="float">
            <text:p>3337.626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338.3464" calcext:value-type="float">
            <text:p>3338.34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339.0664" calcext:value-type="float">
            <text:p>3339.066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339.7864" calcext:value-type="float">
            <text:p>3339.7864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340.5063" calcext:value-type="float">
            <text:p>3340.506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341.2263" calcext:value-type="float">
            <text:p>3341.226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341.9463" calcext:value-type="float">
            <text:p>3341.946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342.6663" calcext:value-type="float">
            <text:p>3342.666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365.249" calcext:value-type="float">
            <text:p>3365.249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388.5518" calcext:value-type="float">
            <text:p>3388.5518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11.8545" calcext:value-type="float">
            <text:p>3411.8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.1572" calcext:value-type="float">
            <text:p>3435.1572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58.46" calcext:value-type="float">
            <text:p>3458.46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82.4827" calcext:value-type="float">
            <text:p>3482.4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84.6426" calcext:value-type="float">
            <text:p>3484.642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486.8025" calcext:value-type="float">
            <text:p>3486.802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488.2424" calcext:value-type="float">
            <text:p>3488.2424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489.6824" calcext:value-type="float">
            <text:p>3489.682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491.1223" calcext:value-type="float">
            <text:p>3491.122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492.5623" calcext:value-type="float">
            <text:p>3492.562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494.0022" calcext:value-type="float">
            <text:p>3494.002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495.4421" calcext:value-type="float">
            <text:p>3495.442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496.882" calcext:value-type="float">
            <text:p>3496.882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499.042" calcext:value-type="float">
            <text:p>3499.04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01.202" calcext:value-type="float">
            <text:p>3501.202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03.3618" calcext:value-type="float">
            <text:p>3503.3618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05.5217" calcext:value-type="float">
            <text:p>3505.521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07.6816" calcext:value-type="float">
            <text:p>3507.6816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09.8416" calcext:value-type="float">
            <text:p>3509.8416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12.0015" calcext:value-type="float">
            <text:p>3512.0015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14.1614" calcext:value-type="float">
            <text:p>3514.1614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16.3213" calcext:value-type="float">
            <text:p>3516.3213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18.4812" calcext:value-type="float">
            <text:p>3518.48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20.641" calcext:value-type="float">
            <text:p>3520.64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22.801" calcext:value-type="float">
            <text:p>3522.801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24.961" calcext:value-type="float">
            <text:p>3524.9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27.1208" calcext:value-type="float">
            <text:p>3527.1208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29.2808" calcext:value-type="float">
            <text:p>3529.280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31.4407" calcext:value-type="float">
            <text:p>3531.44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33.6006" calcext:value-type="float">
            <text:p>3533.600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35.0405" calcext:value-type="float">
            <text:p>3535.04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537.2004" calcext:value-type="float">
            <text:p>3537.200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539.3604" calcext:value-type="float">
            <text:p>3539.3604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541.5203" calcext:value-type="float">
            <text:p>3541.5203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543.6802" calcext:value-type="float">
            <text:p>3543.6802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545.12" calcext:value-type="float">
            <text:p>3545.1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546.56" calcext:value-type="float">
            <text:p>3546.56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549.44" calcext:value-type="float">
            <text:p>3549.4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550.16" calcext:value-type="float">
            <text:p>3550.1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550.88" calcext:value-type="float">
            <text:p>3550.8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551.5999" calcext:value-type="float">
            <text:p>3551.5999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552.3198" calcext:value-type="float">
            <text:p>3552.319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553.0398" calcext:value-type="float">
            <text:p>3553.039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553.7598" calcext:value-type="float">
            <text:p>3553.759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554.4797" calcext:value-type="float">
            <text:p>3554.479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555.1997" calcext:value-type="float">
            <text:p>3555.199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555.9197" calcext:value-type="float">
            <text:p>3555.919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556.6396" calcext:value-type="float">
            <text:p>3556.639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557.3596" calcext:value-type="float">
            <text:p>3557.359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558.0796" calcext:value-type="float">
            <text:p>3558.079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558.7996" calcext:value-type="float">
            <text:p>3558.799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559.5195" calcext:value-type="float">
            <text:p>3559.51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560.2395" calcext:value-type="float">
            <text:p>3560.23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560.9595" calcext:value-type="float">
            <text:p>3560.95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561.6794" calcext:value-type="float">
            <text:p>3561.679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562.3994" calcext:value-type="float">
            <text:p>3562.3994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563.1194" calcext:value-type="float">
            <text:p>3563.1194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563.8394" calcext:value-type="float">
            <text:p>3563.839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564.5593" calcext:value-type="float">
            <text:p>3564.5593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565.2793" calcext:value-type="float">
            <text:p>3565.279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565.9993" calcext:value-type="float">
            <text:p>3565.9993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566.7192" calcext:value-type="float">
            <text:p>3566.7192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568.1592" calcext:value-type="float">
            <text:p>3568.1592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569.599" calcext:value-type="float">
            <text:p>3569.599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571.039" calcext:value-type="float">
            <text:p>3571.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572.479" calcext:value-type="float">
            <text:p>3572.47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573.919" calcext:value-type="float">
            <text:p>3573.919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575.359" calcext:value-type="float">
            <text:p>3575.359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576.7988" calcext:value-type="float">
            <text:p>3576.798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578.2388" calcext:value-type="float">
            <text:p>3578.238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579.6787" calcext:value-type="float">
            <text:p>3579.678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581.1187" calcext:value-type="float">
            <text:p>3581.118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582.5586" calcext:value-type="float">
            <text:p>3582.558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583.9985" calcext:value-type="float">
            <text:p>3583.998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585.4385" calcext:value-type="float">
            <text:p>3585.43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86.8784" calcext:value-type="float">
            <text:p>3586.8784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588.3184" calcext:value-type="float">
            <text:p>3588.318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589.7583" calcext:value-type="float">
            <text:p>3589.758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591.1982" calcext:value-type="float">
            <text:p>3591.198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592.6382" calcext:value-type="float">
            <text:p>3592.6382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594.798" calcext:value-type="float">
            <text:p>3594.798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596.958" calcext:value-type="float">
            <text:p>3596.958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599.118" calcext:value-type="float">
            <text:p>3599.118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601.2778" calcext:value-type="float">
            <text:p>3601.277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603.4377" calcext:value-type="float">
            <text:p>3603.437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605.5977" calcext:value-type="float">
            <text:p>3605.5977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607.7576" calcext:value-type="float">
            <text:p>3607.7576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609.9175" calcext:value-type="float">
            <text:p>3609.917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612.0774" calcext:value-type="float">
            <text:p>3612.0774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614.2373" calcext:value-type="float">
            <text:p>3614.237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616.3972" calcext:value-type="float">
            <text:p>3616.3972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618.5571" calcext:value-type="float">
            <text:p>3618.557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620.717" calcext:value-type="float">
            <text:p>3620.71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622.877" calcext:value-type="float">
            <text:p>3622.87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625.0369" calcext:value-type="float">
            <text:p>3625.0369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627.1968" calcext:value-type="float">
            <text:p>3627.196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629.3567" calcext:value-type="float">
            <text:p>3629.3567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632.2366" calcext:value-type="float">
            <text:p>3632.2366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635.1165" calcext:value-type="float">
            <text:p>3635.1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637.2764" calcext:value-type="float">
            <text:p>3637.276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39.4363" calcext:value-type="float">
            <text:p>3639.436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640.8762" calcext:value-type="float">
            <text:p>3640.8762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664.179" calcext:value-type="float">
            <text:p>3664.1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687.4817" calcext:value-type="float">
            <text:p>3687.481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710.7844" calcext:value-type="float">
            <text:p>3710.784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734.0872" calcext:value-type="float">
            <text:p>3734.0872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757.39" calcext:value-type="float">
            <text:p>3757.39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780.6926" calcext:value-type="float">
            <text:p>3780.692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03.9954" calcext:value-type="float">
            <text:p>3803.9954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27.298" calcext:value-type="float">
            <text:p>3827.29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50.6008" calcext:value-type="float">
            <text:p>3850.600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73.9036" calcext:value-type="float">
            <text:p>3873.903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97.9263" calcext:value-type="float">
            <text:p>3897.92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9.3662" calcext:value-type="float">
            <text:p>3899.3662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900.8062" calcext:value-type="float">
            <text:p>3900.80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902.246" calcext:value-type="float">
            <text:p>3902.24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2.966" calcext:value-type="float">
            <text:p>3902.9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686" calcext:value-type="float">
            <text:p>3903.68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126" calcext:value-type="float">
            <text:p>3905.126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6.566" calcext:value-type="float">
            <text:p>3906.566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4458" calcext:value-type="float">
            <text:p>3909.445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2.3257" calcext:value-type="float">
            <text:p>3912.325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5.2056" calcext:value-type="float">
            <text:p>3915.205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7.3655" calcext:value-type="float">
            <text:p>3917.3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20.9653" calcext:value-type="float">
            <text:p>3920.9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23.8452" calcext:value-type="float">
            <text:p>3923.8452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27.445" calcext:value-type="float">
            <text:p>3927.44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31.045" calcext:value-type="float">
            <text:p>3931.04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34.6448" calcext:value-type="float">
            <text:p>3934.6448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38.2446" calcext:value-type="float">
            <text:p>3938.244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41.8445" calcext:value-type="float">
            <text:p>3941.84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67.3071" calcext:value-type="float">
            <text:p>3967.307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92.7698" calcext:value-type="float">
            <text:p>3992.769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017.5125" calcext:value-type="float">
            <text:p>4017.512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042.2551" calcext:value-type="float">
            <text:p>4042.255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066.9978" calcext:value-type="float">
            <text:p>4066.9978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091.7405" calcext:value-type="float">
            <text:p>4091.74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116.484" calcext:value-type="float">
            <text:p>4116.48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141.2275" calcext:value-type="float">
            <text:p>4141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166.6914" calcext:value-type="float">
            <text:p>4166.691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191.435" calcext:value-type="float">
            <text:p>4191.43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16.899" calcext:value-type="float">
            <text:p>4216.899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0.5" calcext:value-type="float">
            <text:p>4220.5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4.101" calcext:value-type="float">
            <text:p>4224.101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982" calcext:value-type="float">
            <text:p>4226.982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9.863" calcext:value-type="float">
            <text:p>4229.863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2.0234" calcext:value-type="float">
            <text:p>4232.0234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4.184" calcext:value-type="float">
            <text:p>4234.184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6.3447" calcext:value-type="float">
            <text:p>4236.344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8.5054" calcext:value-type="float">
            <text:p>4238.50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41.386" calcext:value-type="float">
            <text:p>4241.38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4.267" calcext:value-type="float">
            <text:p>4244.26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6.4277" calcext:value-type="float">
            <text:p>4246.427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9.3086" calcext:value-type="float">
            <text:p>4249.308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52.1895" calcext:value-type="float">
            <text:p>4252.189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55.0703" calcext:value-type="float">
            <text:p>4255.07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7.231" calcext:value-type="float">
            <text:p>4257.231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8.6714" calcext:value-type="float">
            <text:p>4258.67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60.112" calcext:value-type="float">
            <text:p>4260.11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61.5522" calcext:value-type="float">
            <text:p>4261.552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2.9927" calcext:value-type="float">
            <text:p>4262.9927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4.433" calcext:value-type="float">
            <text:p>4264.43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5.8735" calcext:value-type="float">
            <text:p>4265.873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89.177" calcext:value-type="float">
            <text:p>4289.17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90.617" calcext:value-type="float">
            <text:p>4290.61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92.0576" calcext:value-type="float">
            <text:p>4292.05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93.498" calcext:value-type="float">
            <text:p>4293.498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94.9385" calcext:value-type="float">
            <text:p>4294.938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96.379" calcext:value-type="float">
            <text:p>4296.379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97.8193" calcext:value-type="float">
            <text:p>4297.819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301.4204" calcext:value-type="float">
            <text:p>4301.420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325.444" calcext:value-type="float">
            <text:p>4325.44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349.4673" calcext:value-type="float">
            <text:p>4349.467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373.4907" calcext:value-type="float">
            <text:p>4373.49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378.532" calcext:value-type="float">
            <text:p>4378.532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380.693" calcext:value-type="float">
            <text:p>4380.69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383.5737" calcext:value-type="float">
            <text:p>4383.573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386.4546" calcext:value-type="float">
            <text:p>4386.454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389.3354" calcext:value-type="float">
            <text:p>4389.33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392.2163" calcext:value-type="float">
            <text:p>4392.216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395.097" calcext:value-type="float">
            <text:p>4395.09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397.258" calcext:value-type="float">
            <text:p>4397.258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99.4185" calcext:value-type="float">
            <text:p>4399.418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401.579" calcext:value-type="float">
            <text:p>4401.57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403.7397" calcext:value-type="float">
            <text:p>4403.739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405.9004" calcext:value-type="float">
            <text:p>4405.9004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408.061" calcext:value-type="float">
            <text:p>4408.06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410.2217" calcext:value-type="float">
            <text:p>4410.221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412.3823" calcext:value-type="float">
            <text:p>4412.3823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414.543" calcext:value-type="float">
            <text:p>4414.543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416.7036" calcext:value-type="float">
            <text:p>4416.703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419.5845" calcext:value-type="float">
            <text:p>4419.584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422.4653" calcext:value-type="float">
            <text:p>4422.465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425.346" calcext:value-type="float">
            <text:p>4425.34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428.9473" calcext:value-type="float">
            <text:p>4428.9473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432.5483" calcext:value-type="float">
            <text:p>4432.5483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437.59" calcext:value-type="float">
            <text:p>4437.59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441.911" calcext:value-type="float">
            <text:p>4441.9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446.2324" calcext:value-type="float">
            <text:p>4446.23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450.5537" calcext:value-type="float">
            <text:p>4450.55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454.875" calcext:value-type="float">
            <text:p>4454.875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459.1963" calcext:value-type="float">
            <text:p>4459.196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463.5176" calcext:value-type="float">
            <text:p>4463.517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467.839" calcext:value-type="float">
            <text:p>4467.839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471.44" calcext:value-type="float">
            <text:p>4471.4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475.041" calcext:value-type="float">
            <text:p>4475.04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478.642" calcext:value-type="float">
            <text:p>4478.642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482.243" calcext:value-type="float">
            <text:p>4482.24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485.124" calcext:value-type="float">
            <text:p>4485.12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488.005" calcext:value-type="float">
            <text:p>4488.00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490.8857" calcext:value-type="float">
            <text:p>4490.8857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493.7666" calcext:value-type="float">
            <text:p>4493.7666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497.3677" calcext:value-type="float">
            <text:p>4497.367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500.9688" calcext:value-type="float">
            <text:p>4500.9688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503.8496" calcext:value-type="float">
            <text:p>4503.8496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507.4507" calcext:value-type="float">
            <text:p>4507.4507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510.3315" calcext:value-type="float">
            <text:p>4510.331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513.2124" calcext:value-type="float">
            <text:p>4513.212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516.0933" calcext:value-type="float">
            <text:p>4516.0933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518.974" calcext:value-type="float">
            <text:p>4518.974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521.855" calcext:value-type="float">
            <text:p>4521.85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524.736" calcext:value-type="float">
            <text:p>4524.736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527.6167" calcext:value-type="float">
            <text:p>4527.61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529.7773" calcext:value-type="float">
            <text:p>4529.777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531.218" calcext:value-type="float">
            <text:p>4531.218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532.658" calcext:value-type="float">
            <text:p>4532.658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534.0986" calcext:value-type="float">
            <text:p>4534.0986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535.539" calcext:value-type="float">
            <text:p>4535.53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536.9795" calcext:value-type="float">
            <text:p>4536.97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539.14" calcext:value-type="float">
            <text:p>4539.14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541.301" calcext:value-type="float">
            <text:p>4541.301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543.4614" calcext:value-type="float">
            <text:p>4543.46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546.3423" calcext:value-type="float">
            <text:p>4546.34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549.223" calcext:value-type="float">
            <text:p>4549.22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552.104" calcext:value-type="float">
            <text:p>4552.10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554.2646" calcext:value-type="float">
            <text:p>4554.2646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557.1455" calcext:value-type="float">
            <text:p>4557.145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560.0264" calcext:value-type="float">
            <text:p>4560.02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562.187" calcext:value-type="float">
            <text:p>4562.18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586.2104" calcext:value-type="float">
            <text:p>4586.2104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588.371" calcext:value-type="float">
            <text:p>4588.37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590.5317" calcext:value-type="float">
            <text:p>4590.531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592.6924" calcext:value-type="float">
            <text:p>4592.692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616.716" calcext:value-type="float">
            <text:p>4616.716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618.8765" calcext:value-type="float">
            <text:p>4618.8765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621.037" calcext:value-type="float">
            <text:p>4621.0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623.918" calcext:value-type="float">
            <text:p>4623.918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626.799" calcext:value-type="float">
            <text:p>4626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9.6797" calcext:value-type="float">
            <text:p>4629.6797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632.5605" calcext:value-type="float">
            <text:p>4632.560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634.721" calcext:value-type="float">
            <text:p>4634.72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637.602" calcext:value-type="float">
            <text:p>4637.60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640.483" calcext:value-type="float">
            <text:p>4640.4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643.364" calcext:value-type="float">
            <text:p>4643.36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645.5244" calcext:value-type="float">
            <text:p>4645.524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647.685" calcext:value-type="float">
            <text:p>4647.68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650.566" calcext:value-type="float">
            <text:p>4650.566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652.7266" calcext:value-type="float">
            <text:p>4652.726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654.887" calcext:value-type="float">
            <text:p>4654.88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657.048" calcext:value-type="float">
            <text:p>4657.04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659.2085" calcext:value-type="float">
            <text:p>4659.208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661.369" calcext:value-type="float">
            <text:p>4661.369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663.53" calcext:value-type="float">
            <text:p>4663.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665.6904" calcext:value-type="float">
            <text:p>4665.690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667.851" calcext:value-type="float">
            <text:p>4667.851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691.8745" calcext:value-type="float">
            <text:p>4691.874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694.035" calcext:value-type="float">
            <text:p>4694.03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696.196" calcext:value-type="float">
            <text:p>4696.19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697.636" calcext:value-type="float">
            <text:p>4697.63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699.0767" calcext:value-type="float">
            <text:p>4699.0767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700.517" calcext:value-type="float">
            <text:p>4700.51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702.6777" calcext:value-type="float">
            <text:p>4702.677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704.118" calcext:value-type="float">
            <text:p>4704.1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6.279" calcext:value-type="float">
            <text:p>4706.279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707.719" calcext:value-type="float">
            <text:p>4707.71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709.1597" calcext:value-type="float">
            <text:p>4709.159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710.6" calcext:value-type="float">
            <text:p>4710.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712.0405" calcext:value-type="float">
            <text:p>4712.04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714.201" calcext:value-type="float">
            <text:p>4714.20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715.6416" calcext:value-type="float">
            <text:p>4715.64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717.8022" calcext:value-type="float">
            <text:p>4717.802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719.963" calcext:value-type="float">
            <text:p>4719.9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722.1235" calcext:value-type="float">
            <text:p>4722.123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724.284" calcext:value-type="float">
            <text:p>4724.2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726.445" calcext:value-type="float">
            <text:p>4726.44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728.6055" calcext:value-type="float">
            <text:p>4728.605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730.046" calcext:value-type="float">
            <text:p>4730.046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731.4863" calcext:value-type="float">
            <text:p>4731.486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732.927" calcext:value-type="float">
            <text:p>4732.927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734.367" calcext:value-type="float">
            <text:p>4734.36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735.8076" calcext:value-type="float">
            <text:p>4735.8076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737.248" calcext:value-type="float">
            <text:p>4737.24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738.6885" calcext:value-type="float">
            <text:p>4738.688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740.129" calcext:value-type="float">
            <text:p>4740.129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741.5693" calcext:value-type="float">
            <text:p>4741.5693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743.73" calcext:value-type="float">
            <text:p>4743.7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745.8906" calcext:value-type="float">
            <text:p>4745.8906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748.0513" calcext:value-type="float">
            <text:p>4748.051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49.4917" calcext:value-type="float">
            <text:p>4749.4917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750.932" calcext:value-type="float">
            <text:p>4750.93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752.3726" calcext:value-type="float">
            <text:p>4752.37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753.813" calcext:value-type="float">
            <text:p>4753.813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755.2534" calcext:value-type="float">
            <text:p>4755.253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756.694" calcext:value-type="float">
            <text:p>4756.694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757.414" calcext:value-type="float">
            <text:p>4757.41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758.1343" calcext:value-type="float">
            <text:p>4758.1343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758.8545" calcext:value-type="float">
            <text:p>4758.8545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759.5747" calcext:value-type="float">
            <text:p>4759.574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760.295" calcext:value-type="float">
            <text:p>4760.295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761.7354" calcext:value-type="float">
            <text:p>4761.7354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763.176" calcext:value-type="float">
            <text:p>4763.176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764.616" calcext:value-type="float">
            <text:p>4764.616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766.0566" calcext:value-type="float">
            <text:p>4766.056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767.497" calcext:value-type="float">
            <text:p>4767.49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768.9375" calcext:value-type="float">
            <text:p>4768.9375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770.378" calcext:value-type="float">
            <text:p>4770.378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772.5386" calcext:value-type="float">
            <text:p>4772.5386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773.979" calcext:value-type="float">
            <text:p>4773.979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775.4194" calcext:value-type="float">
            <text:p>4775.419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777.58" calcext:value-type="float">
            <text:p>4777.5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779.0205" calcext:value-type="float">
            <text:p>4779.020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780.461" calcext:value-type="float">
            <text:p>4780.46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781.9014" calcext:value-type="float">
            <text:p>4781.901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783.342" calcext:value-type="float">
            <text:p>4783.34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784.782" calcext:value-type="float">
            <text:p>4784.78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786.2227" calcext:value-type="float">
            <text:p>4786.22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788.3833" calcext:value-type="float">
            <text:p>4788.3833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790.544" calcext:value-type="float">
            <text:p>4790.54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792.7046" calcext:value-type="float">
            <text:p>4792.7046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794.865" calcext:value-type="float">
            <text:p>4794.86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796.3057" calcext:value-type="float">
            <text:p>4796.3057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797.746" calcext:value-type="float">
            <text:p>4797.746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2.19401" calcext:value-type="float">
            <text:p>112.19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2.91401" calcext:value-type="float">
            <text:p>112.91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3.63401" calcext:value-type="float">
            <text:p>113.63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22.274025" calcext:value-type="float">
            <text:p>122.27402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22.994026" calcext:value-type="float">
            <text:p>122.9940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23.71403" calcext:value-type="float">
            <text:p>123.7140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24.43403" calcext:value-type="float">
            <text:p>124.43403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25.15403" calcext:value-type="float">
            <text:p>125.15403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25.87403" calcext:value-type="float">
            <text:p>125.8740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26.59403" calcext:value-type="float">
            <text:p>126.5940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7403" calcext:value-type="float">
            <text:p>129.4740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30.91403" calcext:value-type="float">
            <text:p>130.91403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94.0336" calcext:value-type="float">
            <text:p>294.03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17.3364" calcext:value-type="float">
            <text:p>317.336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0.6392" calcext:value-type="float">
            <text:p>340.639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63.942" calcext:value-type="float">
            <text:p>363.94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65.382" calcext:value-type="float">
            <text:p>365.38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66.822" calcext:value-type="float">
            <text:p>366.82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68.262" calcext:value-type="float">
            <text:p>368.2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69.702" calcext:value-type="float">
            <text:p>369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71.142" calcext:value-type="float">
            <text:p>371.14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72.582" calcext:value-type="float">
            <text:p>372.58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74.022" calcext:value-type="float">
            <text:p>374.02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75.462" calcext:value-type="float">
            <text:p>375.46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78.342" calcext:value-type="float">
            <text:p>378.34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80.502" calcext:value-type="float">
            <text:p>380.5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82.66202" calcext:value-type="float">
            <text:p>382.6620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84.82202" calcext:value-type="float">
            <text:p>384.82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86.98203" calcext:value-type="float">
            <text:p>386.9820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411.00482" calcext:value-type="float">
            <text:p>411.0048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35.02762" calcext:value-type="float">
            <text:p>435.02762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59.0504" calcext:value-type="float">
            <text:p>459.050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83.0732" calcext:value-type="float">
            <text:p>483.073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07.096" calcext:value-type="float">
            <text:p>507.0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31.1187" calcext:value-type="float">
            <text:p>531.118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5.1414" calcext:value-type="float">
            <text:p>555.141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7.30133" calcext:value-type="float">
            <text:p>557.301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9.46124" calcext:value-type="float">
            <text:p>559.4612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61.62115" calcext:value-type="float">
            <text:p>561.6211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63.78107" calcext:value-type="float">
            <text:p>563.78107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65.941" calcext:value-type="float">
            <text:p>565.94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68.1009" calcext:value-type="float">
            <text:p>568.100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70.2608" calcext:value-type="float">
            <text:p>570.2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73.1407" calcext:value-type="float">
            <text:p>573.140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76.02057" calcext:value-type="float">
            <text:p>576.02057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78.90045" calcext:value-type="float">
            <text:p>578.9004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81.78033" calcext:value-type="float">
            <text:p>581.7803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84.6602" calcext:value-type="float">
            <text:p>584.660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87.5401" calcext:value-type="float">
            <text:p>587.540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93.29987" calcext:value-type="float">
            <text:p>593.2998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96.17975" calcext:value-type="float">
            <text:p>596.1797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99.05963" calcext:value-type="float">
            <text:p>599.05963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01.9395" calcext:value-type="float">
            <text:p>601.93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04.0994" calcext:value-type="float">
            <text:p>604.0994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28.12213" calcext:value-type="float">
            <text:p>628.12213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52.14484" calcext:value-type="float">
            <text:p>652.1448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6.16754" calcext:value-type="float">
            <text:p>676.1675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00.9102" calcext:value-type="float">
            <text:p>700.9102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03.7901" calcext:value-type="float">
            <text:p>703.790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06.67" calcext:value-type="float">
            <text:p>706.6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09.54987" calcext:value-type="float">
            <text:p>709.54987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12.42975" calcext:value-type="float">
            <text:p>712.4297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15.30963" calcext:value-type="float">
            <text:p>715.3096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18.1895" calcext:value-type="float">
            <text:p>718.18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1.0694" calcext:value-type="float">
            <text:p>721.069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5.8121" calcext:value-type="float">
            <text:p>745.81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0.55475" calcext:value-type="float">
            <text:p>770.554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5.2974" calcext:value-type="float">
            <text:p>795.297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44.7828" calcext:value-type="float">
            <text:p>844.782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69.52545" calcext:value-type="float">
            <text:p>869.5254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94.2681" calcext:value-type="float">
            <text:p>894.268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18.29083" calcext:value-type="float">
            <text:p>918.2908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2.31354" calcext:value-type="float">
            <text:p>942.31354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66.33624" calcext:value-type="float">
            <text:p>966.33624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90.35895" calcext:value-type="float">
            <text:p>990.358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36.2445" calcext:value-type="float">
            <text:p>1036.24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60.2672" calcext:value-type="float">
            <text:p>1060.2672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84.2899" calcext:value-type="float">
            <text:p>1084.28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08.3126" calcext:value-type="float">
            <text:p>1108.312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32.3353" calcext:value-type="float">
            <text:p>1132.33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78.2208" calcext:value-type="float">
            <text:p>1178.22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24.1063" calcext:value-type="float">
            <text:p>1224.1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69.9918" calcext:value-type="float">
            <text:p>1269.99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94.0145" calcext:value-type="float">
            <text:p>1294.014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318.0372" calcext:value-type="float">
            <text:p>1318.0372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320.9171" calcext:value-type="float">
            <text:p>1320.917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323.077" calcext:value-type="float">
            <text:p>1323.07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325.2369" calcext:value-type="float">
            <text:p>1325.236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27.3969" calcext:value-type="float">
            <text:p>1327.396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29.5568" calcext:value-type="float">
            <text:p>1329.556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31.7167" calcext:value-type="float">
            <text:p>1331.71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33.8766" calcext:value-type="float">
            <text:p>1333.876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57.8993" calcext:value-type="float">
            <text:p>1357.8993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81.922" calcext:value-type="float">
            <text:p>1381.92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405.9447" calcext:value-type="float">
            <text:p>1405.9447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29.9674" calcext:value-type="float">
            <text:p>1429.967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453.9901" calcext:value-type="float">
            <text:p>1453.990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478.0128" calcext:value-type="float">
            <text:p>1478.012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2.7555" calcext:value-type="float">
            <text:p>1502.755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27.4982" calcext:value-type="float">
            <text:p>1527.498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52.2408" calcext:value-type="float">
            <text:p>1552.24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55.1207" calcext:value-type="float">
            <text:p>1555.1207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58.7206" calcext:value-type="float">
            <text:p>1558.720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63.0404" calcext:value-type="float">
            <text:p>1563.040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67.3602" calcext:value-type="float">
            <text:p>1567.360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75.2799" calcext:value-type="float">
            <text:p>1575.2799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78.8798" calcext:value-type="float">
            <text:p>1578.879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81.7596" calcext:value-type="float">
            <text:p>1581.7596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84.6395" calcext:value-type="float">
            <text:p>1584.63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87.5194" calcext:value-type="float">
            <text:p>1587.5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90.3993" calcext:value-type="float">
            <text:p>1590.3993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93.2792" calcext:value-type="float">
            <text:p>1593.27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95.4391" calcext:value-type="float">
            <text:p>1595.439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97.599" calcext:value-type="float">
            <text:p>1597.5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99.7589" calcext:value-type="float">
            <text:p>1599.75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601.9188" calcext:value-type="float">
            <text:p>1601.918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604.0787" calcext:value-type="float">
            <text:p>1604.078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6.2386" calcext:value-type="float">
            <text:p>1606.238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08.3986" calcext:value-type="float">
            <text:p>1608.3986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10.5585" calcext:value-type="float">
            <text:p>1610.55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613.4384" calcext:value-type="float">
            <text:p>1613.438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615.5983" calcext:value-type="float">
            <text:p>1615.598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617.7582" calcext:value-type="float">
            <text:p>1617.758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641.7809" calcext:value-type="float">
            <text:p>1641.78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643.9408" calcext:value-type="float">
            <text:p>1643.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6.1007" calcext:value-type="float">
            <text:p>1646.1007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8.2606" calcext:value-type="float">
            <text:p>1648.2606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50.4205" calcext:value-type="float">
            <text:p>1650.420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52.5804" calcext:value-type="float">
            <text:p>1652.5804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654.7404" calcext:value-type="float">
            <text:p>1654.74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656.9003" calcext:value-type="float">
            <text:p>1656.9003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659.0602" calcext:value-type="float">
            <text:p>1659.06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661.2201" calcext:value-type="float">
            <text:p>1661.220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663.38" calcext:value-type="float">
            <text:p>1663.38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665.5399" calcext:value-type="float">
            <text:p>1665.539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667.6998" calcext:value-type="float">
            <text:p>1667.6998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669.8597" calcext:value-type="float">
            <text:p>1669.859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672.0197" calcext:value-type="float">
            <text:p>1672.01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674.1796" calcext:value-type="float">
            <text:p>1674.1796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76.3395" calcext:value-type="float">
            <text:p>1676.33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677.7794" calcext:value-type="float">
            <text:p>1677.779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701.0822" calcext:value-type="float">
            <text:p>1701.082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724.3849" calcext:value-type="float">
            <text:p>1724.384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747.6876" calcext:value-type="float">
            <text:p>1747.687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770.9904" calcext:value-type="float">
            <text:p>1770.9904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794.2931" calcext:value-type="float">
            <text:p>1794.293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17.5958" calcext:value-type="float">
            <text:p>1817.595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40.8986" calcext:value-type="float">
            <text:p>1840.898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64.2013" calcext:value-type="float">
            <text:p>1864.20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88.224" calcext:value-type="float">
            <text:p>1888.2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12.2467" calcext:value-type="float">
            <text:p>1912.246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14.4066" calcext:value-type="float">
            <text:p>1914.4066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16.5665" calcext:value-type="float">
            <text:p>1916.566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18.7264" calcext:value-type="float">
            <text:p>1918.726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920.8864" calcext:value-type="float">
            <text:p>1920.886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944.909" calcext:value-type="float">
            <text:p>1944.90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968.9318" calcext:value-type="float">
            <text:p>1968.93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992.9545" calcext:value-type="float">
            <text:p>1992.95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016.9772" calcext:value-type="float">
            <text:p>2016.977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040.9999" calcext:value-type="float">
            <text:p>2040.9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65.0227" calcext:value-type="float">
            <text:p>2065.0227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089.0454" calcext:value-type="float">
            <text:p>2089.045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12.3481" calcext:value-type="float">
            <text:p>2112.348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135.651" calcext:value-type="float">
            <text:p>2135.65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158.9536" calcext:value-type="float">
            <text:p>2158.953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182.2563" calcext:value-type="float">
            <text:p>2182.2563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05.559" calcext:value-type="float">
            <text:p>2205.55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28.8618" calcext:value-type="float">
            <text:p>2228.861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52.1646" calcext:value-type="float">
            <text:p>2252.1646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53.6045" calcext:value-type="float">
            <text:p>2253.604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55.0444" calcext:value-type="float">
            <text:p>2255.0444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8.3472" calcext:value-type="float">
            <text:p>2278.3472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9.787" calcext:value-type="float">
            <text:p>2279.78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303.0898" calcext:value-type="float">
            <text:p>2303.0898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326.3926" calcext:value-type="float">
            <text:p>2326.39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27.8325" calcext:value-type="float">
            <text:p>2327.832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329.2725" calcext:value-type="float">
            <text:p>2329.272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330.7124" calcext:value-type="float">
            <text:p>2330.712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354.0151" calcext:value-type="float">
            <text:p>2354.015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399.1807" calcext:value-type="float">
            <text:p>2399.18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444.3462" calcext:value-type="float">
            <text:p>2444.346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489.5117" calcext:value-type="float">
            <text:p>2489.51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534.6772" calcext:value-type="float">
            <text:p>2534.677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579.8428" calcext:value-type="float">
            <text:p>2579.842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4.2883" calcext:value-type="float">
            <text:p>2624.2883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68.734" calcext:value-type="float">
            <text:p>2668.734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713.1794" calcext:value-type="float">
            <text:p>2713.1794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735.7622" calcext:value-type="float">
            <text:p>2735.7622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780.2078" calcext:value-type="float">
            <text:p>2780.2078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802.7905" calcext:value-type="float">
            <text:p>2802.790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803.5105" calcext:value-type="float">
            <text:p>2803.510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804.2305" calcext:value-type="float">
            <text:p>2804.230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804.9504" calcext:value-type="float">
            <text:p>2804.950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805.6704" calcext:value-type="float">
            <text:p>2805.670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806.3904" calcext:value-type="float">
            <text:p>2806.39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807.8303" calcext:value-type="float">
            <text:p>2807.830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809.2703" calcext:value-type="float">
            <text:p>2809.270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810.7102" calcext:value-type="float">
            <text:p>2810.71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812.1501" calcext:value-type="float">
            <text:p>2812.150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813.59" calcext:value-type="float">
            <text:p>2813.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15.03" calcext:value-type="float">
            <text:p>2815.03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816.47" calcext:value-type="float">
            <text:p>2816.4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818.63" calcext:value-type="float">
            <text:p>2818.6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820.7898" calcext:value-type="float">
            <text:p>2820.789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822.9497" calcext:value-type="float">
            <text:p>2822.949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25.1096" calcext:value-type="float">
            <text:p>2825.109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7.2695" calcext:value-type="float">
            <text:p>2827.26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28.7095" calcext:value-type="float">
            <text:p>2828.70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52.0122" calcext:value-type="float">
            <text:p>2852.012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75.315" calcext:value-type="float">
            <text:p>2875.3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99.3376" calcext:value-type="float">
            <text:p>2899.3376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23.3604" calcext:value-type="float">
            <text:p>2923.360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47.383" calcext:value-type="float">
            <text:p>2947.383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93.2686" calcext:value-type="float">
            <text:p>2993.2686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7.2913" calcext:value-type="float">
            <text:p>3017.29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2.034" calcext:value-type="float">
            <text:p>3042.034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66.7766" calcext:value-type="float">
            <text:p>3066.7766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91.5193" calcext:value-type="float">
            <text:p>3091.519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136.6848" calcext:value-type="float">
            <text:p>3136.684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181.8503" calcext:value-type="float">
            <text:p>3181.850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227.0159" calcext:value-type="float">
            <text:p>3227.015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250.3186" calcext:value-type="float">
            <text:p>3250.318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273.6213" calcext:value-type="float">
            <text:p>3273.6213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296.924" calcext:value-type="float">
            <text:p>3296.924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20.2268" calcext:value-type="float">
            <text:p>3320.226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43.5295" calcext:value-type="float">
            <text:p>3343.52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66.8323" calcext:value-type="float">
            <text:p>3366.8323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90.135" calcext:value-type="float">
            <text:p>3390.13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413.4377" calcext:value-type="float">
            <text:p>3413.43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436.7405" calcext:value-type="float">
            <text:p>3436.740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460.0432" calcext:value-type="float">
            <text:p>3460.043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461.4832" calcext:value-type="float">
            <text:p>3461.483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462.923" calcext:value-type="float">
            <text:p>3462.923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464.363" calcext:value-type="float">
            <text:p>3464.3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465.803" calcext:value-type="float">
            <text:p>3465.80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467.243" calcext:value-type="float">
            <text:p>3467.24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468.6829" calcext:value-type="float">
            <text:p>3468.682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470.1228" calcext:value-type="float">
            <text:p>3470.122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471.5627" calcext:value-type="float">
            <text:p>3471.5627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473.0027" calcext:value-type="float">
            <text:p>3473.00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474.4426" calcext:value-type="float">
            <text:p>3474.442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475.8826" calcext:value-type="float">
            <text:p>3475.8826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477.3225" calcext:value-type="float">
            <text:p>3477.322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78.7625" calcext:value-type="float">
            <text:p>3478.762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80.9224" calcext:value-type="float">
            <text:p>3480.92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83.0823" calcext:value-type="float">
            <text:p>3483.0823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85.2422" calcext:value-type="float">
            <text:p>3485.2422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509.265" calcext:value-type="float">
            <text:p>3509.26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533.2876" calcext:value-type="float">
            <text:p>3533.2876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557.3103" calcext:value-type="float">
            <text:p>3557.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1.333" calcext:value-type="float">
            <text:p>3581.333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583.493" calcext:value-type="float">
            <text:p>3583.493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585.6528" calcext:value-type="float">
            <text:p>3585.6528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587.8127" calcext:value-type="float">
            <text:p>3587.812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589.9727" calcext:value-type="float">
            <text:p>3589.972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592.1326" calcext:value-type="float">
            <text:p>3592.132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594.2925" calcext:value-type="float">
            <text:p>3594.292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596.4524" calcext:value-type="float">
            <text:p>3596.4524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598.6123" calcext:value-type="float">
            <text:p>3598.6123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600.7722" calcext:value-type="float">
            <text:p>3600.772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602.9321" calcext:value-type="float">
            <text:p>3602.932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605.092" calcext:value-type="float">
            <text:p>3605.09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606.532" calcext:value-type="float">
            <text:p>3606.532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607.972" calcext:value-type="float">
            <text:p>3607.972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609.4119" calcext:value-type="float">
            <text:p>3609.411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610.8518" calcext:value-type="float">
            <text:p>3610.8518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612.2917" calcext:value-type="float">
            <text:p>3612.2917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613.7317" calcext:value-type="float">
            <text:p>3613.731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615.1716" calcext:value-type="float">
            <text:p>3615.1716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616.6116" calcext:value-type="float">
            <text:p>3616.611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618.0515" calcext:value-type="float">
            <text:p>3618.05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619.4915" calcext:value-type="float">
            <text:p>3619.491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620.9314" calcext:value-type="float">
            <text:p>3620.9314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622.3713" calcext:value-type="float">
            <text:p>3622.371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623.8113" calcext:value-type="float">
            <text:p>3623.811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25.2512" calcext:value-type="float">
            <text:p>3625.251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626.6912" calcext:value-type="float">
            <text:p>3626.691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628.131" calcext:value-type="float">
            <text:p>3628.13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629.571" calcext:value-type="float">
            <text:p>3629.57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631.011" calcext:value-type="float">
            <text:p>3631.01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654.3137" calcext:value-type="float">
            <text:p>3654.3137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677.6165" calcext:value-type="float">
            <text:p>3677.616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700.9192" calcext:value-type="float">
            <text:p>3700.919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724.222" calcext:value-type="float">
            <text:p>3724.22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747.5247" calcext:value-type="float">
            <text:p>3747.524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770.8274" calcext:value-type="float">
            <text:p>3770.827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794.1301" calcext:value-type="float">
            <text:p>3794.130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817.4329" calcext:value-type="float">
            <text:p>3817.4329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862.5984" calcext:value-type="float">
            <text:p>3862.5984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907.764" calcext:value-type="float">
            <text:p>3907.76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952.9294" calcext:value-type="float">
            <text:p>3952.9294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976.2322" calcext:value-type="float">
            <text:p>3976.232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999.535" calcext:value-type="float">
            <text:p>3999.53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022.8376" calcext:value-type="float">
            <text:p>4022.8376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046.1404" calcext:value-type="float">
            <text:p>4046.14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069.443" calcext:value-type="float">
            <text:p>4069.44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092.7458" calcext:value-type="float">
            <text:p>4092.745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115.3286" calcext:value-type="float">
            <text:p>4115.3286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137.9116" calcext:value-type="float">
            <text:p>4137.91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160.4946" calcext:value-type="float">
            <text:p>4160.494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83.0776" calcext:value-type="float">
            <text:p>4183.0776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183.798" calcext:value-type="float">
            <text:p>4183.7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184.518" calcext:value-type="float">
            <text:p>4184.51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185.2383" calcext:value-type="float">
            <text:p>4185.2383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185.9585" calcext:value-type="float">
            <text:p>4185.958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186.6787" calcext:value-type="float">
            <text:p>4186.678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187.399" calcext:value-type="float">
            <text:p>4187.399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188.119" calcext:value-type="float">
            <text:p>4188.119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188.8394" calcext:value-type="float">
            <text:p>4188.839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189.5596" calcext:value-type="float">
            <text:p>4189.559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190.28" calcext:value-type="float">
            <text:p>4190.2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213.583" calcext:value-type="float">
            <text:p>4213.58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236.166" calcext:value-type="float">
            <text:p>4236.16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236.886" calcext:value-type="float">
            <text:p>4236.8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237.6064" calcext:value-type="float">
            <text:p>4237.606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238.3267" calcext:value-type="float">
            <text:p>4238.326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239.047" calcext:value-type="float">
            <text:p>4239.04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239.767" calcext:value-type="float">
            <text:p>4239.76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240.4873" calcext:value-type="float">
            <text:p>4240.48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241.9277" calcext:value-type="float">
            <text:p>4241.927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243.368" calcext:value-type="float">
            <text:p>4243.36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244.8086" calcext:value-type="float">
            <text:p>4244.8086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246.249" calcext:value-type="float">
            <text:p>4246.249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247.6895" calcext:value-type="float">
            <text:p>4247.689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49.13" calcext:value-type="float">
            <text:p>4249.13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250.5703" calcext:value-type="float">
            <text:p>4250.5703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252.0107" calcext:value-type="float">
            <text:p>4252.010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253.451" calcext:value-type="float">
            <text:p>4253.451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254.8916" calcext:value-type="float">
            <text:p>4254.891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5.612" calcext:value-type="float">
            <text:p>4255.612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257.0522" calcext:value-type="float">
            <text:p>4257.052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258.4927" calcext:value-type="float">
            <text:p>4258.492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259.933" calcext:value-type="float">
            <text:p>4259.93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262.0938" calcext:value-type="float">
            <text:p>4262.093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264.2544" calcext:value-type="float">
            <text:p>4264.2544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266.415" calcext:value-type="float">
            <text:p>4266.4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268.5757" calcext:value-type="float">
            <text:p>4268.575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270.7363" calcext:value-type="float">
            <text:p>4270.7363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272.897" calcext:value-type="float">
            <text:p>4272.8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275.0576" calcext:value-type="float">
            <text:p>4275.057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277.2183" calcext:value-type="float">
            <text:p>4277.2183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279.379" calcext:value-type="float">
            <text:p>4279.3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281.5396" calcext:value-type="float">
            <text:p>4281.539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283.7" calcext:value-type="float">
            <text:p>4283.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285.861" calcext:value-type="float">
            <text:p>4285.86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288.0215" calcext:value-type="float">
            <text:p>4288.021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290.182" calcext:value-type="float">
            <text:p>4290.18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292.343" calcext:value-type="float">
            <text:p>4292.343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294.5034" calcext:value-type="float">
            <text:p>4294.503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296.664" calcext:value-type="float">
            <text:p>4296.66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298.8247" calcext:value-type="float">
            <text:p>4298.824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300.9854" calcext:value-type="float">
            <text:p>4300.98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303.866" calcext:value-type="float">
            <text:p>4303.86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306.747" calcext:value-type="float">
            <text:p>4306.74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309.628" calcext:value-type="float">
            <text:p>4309.62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312.509" calcext:value-type="float">
            <text:p>4312.509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315.3896" calcext:value-type="float">
            <text:p>4315.389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318.2705" calcext:value-type="float">
            <text:p>4318.270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321.1514" calcext:value-type="float">
            <text:p>4321.151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324.032" calcext:value-type="float">
            <text:p>4324.03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326.913" calcext:value-type="float">
            <text:p>4326.913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329.0737" calcext:value-type="float">
            <text:p>4329.07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331.2344" calcext:value-type="float">
            <text:p>4331.234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333.395" calcext:value-type="float">
            <text:p>4333.3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335.5557" calcext:value-type="float">
            <text:p>4335.555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337.7163" calcext:value-type="float">
            <text:p>4337.7163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339.877" calcext:value-type="float">
            <text:p>4339.877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342.0376" calcext:value-type="float">
            <text:p>4342.0376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344.198" calcext:value-type="float">
            <text:p>4344.1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345.6387" calcext:value-type="float">
            <text:p>4345.6387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347.079" calcext:value-type="float">
            <text:p>4347.079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348.5195" calcext:value-type="float">
            <text:p>4348.51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349.96" calcext:value-type="float">
            <text:p>4349.96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351.4004" calcext:value-type="float">
            <text:p>4351.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.841" calcext:value-type="float">
            <text:p>4352.84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354.2813" calcext:value-type="float">
            <text:p>4354.281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355.7217" calcext:value-type="float">
            <text:p>4355.721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357.162" calcext:value-type="float">
            <text:p>4357.16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357.8823" calcext:value-type="float">
            <text:p>4357.8823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358.6025" calcext:value-type="float">
            <text:p>4358.602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359.3228" calcext:value-type="float">
            <text:p>4359.322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360.043" calcext:value-type="float">
            <text:p>4360.04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360.763" calcext:value-type="float">
            <text:p>4360.76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361.4834" calcext:value-type="float">
            <text:p>4361.48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362.2036" calcext:value-type="float">
            <text:p>4362.2036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362.924" calcext:value-type="float">
            <text:p>4362.92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363.644" calcext:value-type="float">
            <text:p>4363.6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364.3643" calcext:value-type="float">
            <text:p>4364.364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365.0845" calcext:value-type="float">
            <text:p>4365.0845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365.8047" calcext:value-type="float">
            <text:p>4365.804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366.525" calcext:value-type="float">
            <text:p>4366.52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367.245" calcext:value-type="float">
            <text:p>4367.24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367.9653" calcext:value-type="float">
            <text:p>4367.965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368.6855" calcext:value-type="float">
            <text:p>4368.6855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369.406" calcext:value-type="float">
            <text:p>4369.4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370.126" calcext:value-type="float">
            <text:p>4370.1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370.846" calcext:value-type="float">
            <text:p>4370.846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371.5664" calcext:value-type="float">
            <text:p>4371.566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372.2866" calcext:value-type="float">
            <text:p>4372.286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94.8696" calcext:value-type="float">
            <text:p>4394.8696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417.4526" calcext:value-type="float">
            <text:p>4417.4526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440.0356" calcext:value-type="float">
            <text:p>4440.0356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462.6187" calcext:value-type="float">
            <text:p>4462.618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485.2017" calcext:value-type="float">
            <text:p>4485.201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507.7847" calcext:value-type="float">
            <text:p>4507.784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530.3677" calcext:value-type="float">
            <text:p>4530.367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552.9507" calcext:value-type="float">
            <text:p>4552.950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575.5337" calcext:value-type="float">
            <text:p>4575.533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598.1167" calcext:value-type="float">
            <text:p>4598.116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620.6997" calcext:value-type="float">
            <text:p>4620.699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643.2827" calcext:value-type="float">
            <text:p>4643.282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665.8657" calcext:value-type="float">
            <text:p>4665.86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688.4487" calcext:value-type="float">
            <text:p>4688.448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689.169" calcext:value-type="float">
            <text:p>4689.16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690.6094" calcext:value-type="float">
            <text:p>4690.609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692.05" calcext:value-type="float">
            <text:p>4692.0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693.49" calcext:value-type="float">
            <text:p>4693.49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694.9307" calcext:value-type="float">
            <text:p>4694.930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695.651" calcext:value-type="float">
            <text:p>4695.65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696.371" calcext:value-type="float">
            <text:p>4696.371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697.0913" calcext:value-type="float">
            <text:p>4697.091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697.8115" calcext:value-type="float">
            <text:p>4697.811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698.5317" calcext:value-type="float">
            <text:p>4698.531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699.252" calcext:value-type="float">
            <text:p>4699.2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699.972" calcext:value-type="float">
            <text:p>4699.97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700.6924" calcext:value-type="float">
            <text:p>4700.6924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701.4126" calcext:value-type="float">
            <text:p>4701.4126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702.133" calcext:value-type="float">
            <text:p>4702.1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702.853" calcext:value-type="float">
            <text:p>4702.85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703.573" calcext:value-type="float">
            <text:p>4703.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705.0137" calcext:value-type="float">
            <text:p>4705.01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706.454" calcext:value-type="float">
            <text:p>4706.45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707.8945" calcext:value-type="float">
            <text:p>4707.894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708.6147" calcext:value-type="float">
            <text:p>4708.61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709.335" calcext:value-type="float">
            <text:p>4709.33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710.055" calcext:value-type="float">
            <text:p>4710.055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711.4956" calcext:value-type="float">
            <text:p>4711.4956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712.936" calcext:value-type="float">
            <text:p>4712.93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714.3765" calcext:value-type="float">
            <text:p>4714.37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715.817" calcext:value-type="float">
            <text:p>4715.81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717.2573" calcext:value-type="float">
            <text:p>4717.2573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718.6978" calcext:value-type="float">
            <text:p>4718.6978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720.138" calcext:value-type="float">
            <text:p>4720.13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721.5786" calcext:value-type="float">
            <text:p>4721.578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723.019" calcext:value-type="float">
            <text:p>4723.019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724.4595" calcext:value-type="float">
            <text:p>4724.459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725.9" calcext:value-type="float">
            <text:p>4725.9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727.3403" calcext:value-type="float">
            <text:p>4727.340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728.781" calcext:value-type="float">
            <text:p>4728.78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730.221" calcext:value-type="float">
            <text:p>4730.22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753.5244" calcext:value-type="float">
            <text:p>4753.524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776.8276" calcext:value-type="float">
            <text:p>4776.8276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800.131" calcext:value-type="float">
            <text:p>4800.13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823.434" calcext:value-type="float">
            <text:p>4823.43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846.7373" calcext:value-type="float">
            <text:p>4846.737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869.3203" calcext:value-type="float">
            <text:p>4869.320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891.9033" calcext:value-type="float">
            <text:p>4891.903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914.4863" calcext:value-type="float">
            <text:p>4914.4863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937.0693" calcext:value-type="float">
            <text:p>4937.069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959.6523" calcext:value-type="float">
            <text:p>4959.6523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982.2354" calcext:value-type="float">
            <text:p>4982.2354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004.8184" calcext:value-type="float">
            <text:p>5004.8184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005.5386" calcext:value-type="float">
            <text:p>5005.5386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006.259" calcext:value-type="float">
            <text:p>5006.25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006.979" calcext:value-type="float">
            <text:p>5006.979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007.699" calcext:value-type="float">
            <text:p>5007.699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008.4194" calcext:value-type="float">
            <text:p>5008.4194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009.1396" calcext:value-type="float">
            <text:p>5009.139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031.7227" calcext:value-type="float">
            <text:p>5031.722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032.443" calcext:value-type="float">
            <text:p>5032.44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033.163" calcext:value-type="float">
            <text:p>5033.1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033.8833" calcext:value-type="float">
            <text:p>5033.883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034.6035" calcext:value-type="float">
            <text:p>5034.603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035.3237" calcext:value-type="float">
            <text:p>5035.323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36.764" calcext:value-type="float">
            <text:p>5036.7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038.925" calcext:value-type="float">
            <text:p>5038.92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040.365" calcext:value-type="float">
            <text:p>5040.36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041.8057" calcext:value-type="float">
            <text:p>5041.805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043.246" calcext:value-type="float">
            <text:p>5043.24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044.6865" calcext:value-type="float">
            <text:p>5044.686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046.127" calcext:value-type="float">
            <text:p>5046.12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047.5674" calcext:value-type="float">
            <text:p>5047.5674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049.728" calcext:value-type="float">
            <text:p>5049.728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051.1685" calcext:value-type="float">
            <text:p>5051.168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052.609" calcext:value-type="float">
            <text:p>5052.609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054.0493" calcext:value-type="float">
            <text:p>5054.0493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055.4897" calcext:value-type="float">
            <text:p>5055.489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078.793" calcext:value-type="float">
            <text:p>5078.79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102.096" calcext:value-type="float">
            <text:p>5102.09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125.3994" calcext:value-type="float">
            <text:p>5125.3994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148.7026" calcext:value-type="float">
            <text:p>5148.702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172.006" calcext:value-type="float">
            <text:p>5172.00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195.309" calcext:value-type="float">
            <text:p>5195.30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196.0293" calcext:value-type="float">
            <text:p>5196.029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196.7495" calcext:value-type="float">
            <text:p>5196.74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197.4697" calcext:value-type="float">
            <text:p>5197.469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198.19" calcext:value-type="float">
            <text:p>5198.1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198.91" calcext:value-type="float">
            <text:p>5198.9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199.6304" calcext:value-type="float">
            <text:p>5199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00.3506" calcext:value-type="float">
            <text:p>5200.3506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01.071" calcext:value-type="float">
            <text:p>5201.0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23.654" calcext:value-type="float">
            <text:p>5223.65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46.237" calcext:value-type="float">
            <text:p>5246.23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268.82" calcext:value-type="float">
            <text:p>5268.82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291.403" calcext:value-type="float">
            <text:p>5291.403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13.986" calcext:value-type="float">
            <text:p>5313.986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36.569" calcext:value-type="float">
            <text:p>5336.569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81.0146" calcext:value-type="float">
            <text:p>5381.0146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403.5977" calcext:value-type="float">
            <text:p>5403.597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426.1807" calcext:value-type="float">
            <text:p>5426.180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427.621" calcext:value-type="float">
            <text:p>5427.62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450.9243" calcext:value-type="float">
            <text:p>5450.9243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474.2275" calcext:value-type="float">
            <text:p>5474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475.668" calcext:value-type="float">
            <text:p>5475.66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477.1084" calcext:value-type="float">
            <text:p>5477.108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477.8286" calcext:value-type="float">
            <text:p>5477.8286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478.549" calcext:value-type="float">
            <text:p>5478.549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479.269" calcext:value-type="float">
            <text:p>5479.269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479.9893" calcext:value-type="float">
            <text:p>5479.989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480.7095" calcext:value-type="float">
            <text:p>5480.7095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482.15" calcext:value-type="float">
            <text:p>5482.1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483.5903" calcext:value-type="float">
            <text:p>5483.5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485.031" calcext:value-type="float">
            <text:p>5485.031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486.471" calcext:value-type="float">
            <text:p>5486.47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487.9116" calcext:value-type="float">
            <text:p>5487.911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489.352" calcext:value-type="float">
            <text:p>5489.352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490.7925" calcext:value-type="float">
            <text:p>5490.79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492.233" calcext:value-type="float">
            <text:p>5492.23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492.953" calcext:value-type="float">
            <text:p>5492.9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493.6733" calcext:value-type="float">
            <text:p>5493.673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494.3936" calcext:value-type="float">
            <text:p>5494.3936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495.114" calcext:value-type="float">
            <text:p>5495.1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495.834" calcext:value-type="float">
            <text:p>5495.83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496.554" calcext:value-type="float">
            <text:p>5496.55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497.2744" calcext:value-type="float">
            <text:p>5497.2744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498.715" calcext:value-type="float">
            <text:p>5498.715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500.1553" calcext:value-type="float">
            <text:p>5500.155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501.5957" calcext:value-type="float">
            <text:p>5501.595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503.036" calcext:value-type="float">
            <text:p>5503.03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504.4766" calcext:value-type="float">
            <text:p>5504.476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505.917" calcext:value-type="float">
            <text:p>5505.91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507.3574" calcext:value-type="float">
            <text:p>5507.357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508.0776" calcext:value-type="float">
            <text:p>5508.077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508.798" calcext:value-type="float">
            <text:p>5508.79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510.9585" calcext:value-type="float">
            <text:p>5510.9585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513.119" calcext:value-type="float">
            <text:p>5513.119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515.28" calcext:value-type="float">
            <text:p>5515.28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517.4404" calcext:value-type="float">
            <text:p>5517.4404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519.601" calcext:value-type="float">
            <text:p>5519.60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21.7617" calcext:value-type="float">
            <text:p>5521.761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523.9224" calcext:value-type="float">
            <text:p>5523.9224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525.363" calcext:value-type="float">
            <text:p>5525.36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526.803" calcext:value-type="float">
            <text:p>5526.803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528.2437" calcext:value-type="float">
            <text:p>5528.243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529.684" calcext:value-type="float">
            <text:p>5529.6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531.1245" calcext:value-type="float">
            <text:p>5531.124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532.565" calcext:value-type="float">
            <text:p>5532.565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534.0054" calcext:value-type="float">
            <text:p>5534.0054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535.446" calcext:value-type="float">
            <text:p>5535.44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558.749" calcext:value-type="float">
            <text:p>5558.74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582.0522" calcext:value-type="float">
            <text:p>5582.052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605.3555" calcext:value-type="float">
            <text:p>5605.355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628.6587" calcext:value-type="float">
            <text:p>5628.6587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651.962" calcext:value-type="float">
            <text:p>5651.96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675.265" calcext:value-type="float">
            <text:p>5675.26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698.5684" calcext:value-type="float">
            <text:p>5698.5684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721.8716" calcext:value-type="float">
            <text:p>5721.871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745.895" calcext:value-type="float">
            <text:p>5745.8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748.0557" calcext:value-type="float">
            <text:p>5748.0557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750.2163" calcext:value-type="float">
            <text:p>5750.2163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752.377" calcext:value-type="float">
            <text:p>5752.37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753.8174" calcext:value-type="float">
            <text:p>5753.817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755.978" calcext:value-type="float">
            <text:p>5755.978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758.1387" calcext:value-type="float">
            <text:p>5758.138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760.2993" calcext:value-type="float">
            <text:p>5760.299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762.46" calcext:value-type="float">
            <text:p>5762.4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764.6206" calcext:value-type="float">
            <text:p>5764.6206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766.7813" calcext:value-type="float">
            <text:p>5766.781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768.942" calcext:value-type="float">
            <text:p>5768.94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771.1025" calcext:value-type="float">
            <text:p>5771.102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773.263" calcext:value-type="float">
            <text:p>5773.263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796.5664" calcext:value-type="float">
            <text:p>5796.5664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819.8696" calcext:value-type="float">
            <text:p>5819.869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821.31" calcext:value-type="float">
            <text:p>5821.3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822.7505" calcext:value-type="float">
            <text:p>5822.750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824.191" calcext:value-type="float">
            <text:p>5824.19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825.6313" calcext:value-type="float">
            <text:p>5825.6313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827.072" calcext:value-type="float">
            <text:p>5827.072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828.512" calcext:value-type="float">
            <text:p>5828.5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830.673" calcext:value-type="float">
            <text:p>5830.673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832.8335" calcext:value-type="float">
            <text:p>5832.8335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834.994" calcext:value-type="float">
            <text:p>5834.994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837.155" calcext:value-type="float">
            <text:p>5837.15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861.178" calcext:value-type="float">
            <text:p>5861.17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863.339" calcext:value-type="float">
            <text:p>5863.339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865.4995" calcext:value-type="float">
            <text:p>5865.49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867.66" calcext:value-type="float">
            <text:p>5867.66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890.9634" calcext:value-type="float">
            <text:p>5890.963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914.2666" calcext:value-type="float">
            <text:p>5914.26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936.8496" calcext:value-type="float">
            <text:p>5936.8496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937.57" calcext:value-type="float">
            <text:p>5937.5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938.29" calcext:value-type="float">
            <text:p>5938.29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939.0103" calcext:value-type="float">
            <text:p>5939.010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939.7305" calcext:value-type="float">
            <text:p>5939.73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940.4507" calcext:value-type="float">
            <text:p>5940.4507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941.171" calcext:value-type="float">
            <text:p>5941.171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942.6113" calcext:value-type="float">
            <text:p>5942.611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944.052" calcext:value-type="float">
            <text:p>5944.052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944.772" calcext:value-type="float">
            <text:p>5944.7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945.492" calcext:value-type="float">
            <text:p>5945.492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968.075" calcext:value-type="float">
            <text:p>5968.07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990.658" calcext:value-type="float">
            <text:p>5990.658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991.3784" calcext:value-type="float">
            <text:p>5991.3784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992.0986" calcext:value-type="float">
            <text:p>5992.098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992.819" calcext:value-type="float">
            <text:p>5992.819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993.539" calcext:value-type="float">
            <text:p>5993.539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994.9795" calcext:value-type="float">
            <text:p>5994.97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996.42" calcext:value-type="float">
            <text:p>5996.42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997.8604" calcext:value-type="float">
            <text:p>5997.860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999.301" calcext:value-type="float">
            <text:p>5999.3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00.741" calcext:value-type="float">
            <text:p>6000.7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02.1816" calcext:value-type="float">
            <text:p>6002.181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03.622" calcext:value-type="float">
            <text:p>6003.6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05.7827" calcext:value-type="float">
            <text:p>6005.7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7.9434" calcext:value-type="float">
            <text:p>6007.9434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31.967" calcext:value-type="float">
            <text:p>6031.967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34.1274" calcext:value-type="float">
            <text:p>6034.127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35.568" calcext:value-type="float">
            <text:p>6035.568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37.0083" calcext:value-type="float">
            <text:p>6037.00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38.4487" calcext:value-type="float">
            <text:p>6038.44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40.6094" calcext:value-type="float">
            <text:p>6040.609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43.49" calcext:value-type="float">
            <text:p>6043.49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46.371" calcext:value-type="float">
            <text:p>6046.371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49.252" calcext:value-type="float">
            <text:p>6049.25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52.133" calcext:value-type="float">
            <text:p>6052.133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55.0137" calcext:value-type="float">
            <text:p>6055.0137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57.8945" calcext:value-type="float">
            <text:p>6057.894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60.055" calcext:value-type="float">
            <text:p>6060.055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62.216" calcext:value-type="float">
            <text:p>6062.21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63.6563" calcext:value-type="float">
            <text:p>6063.6563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65.817" calcext:value-type="float">
            <text:p>6065.81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67.9775" calcext:value-type="float">
            <text:p>6067.977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70.138" calcext:value-type="float">
            <text:p>6070.13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72.299" calcext:value-type="float">
            <text:p>6072.299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74.4595" calcext:value-type="float">
            <text:p>6074.45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75.9" calcext:value-type="float">
            <text:p>6075.9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77.3403" calcext:value-type="float">
            <text:p>6077.340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78.781" calcext:value-type="float">
            <text:p>6078.781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79.501" calcext:value-type="float">
            <text:p>6079.5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80.221" calcext:value-type="float">
            <text:p>6080.221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80.9414" calcext:value-type="float">
            <text:p>6080.9414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103.5244" calcext:value-type="float">
            <text:p>6103.524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125.387" calcext:value-type="float">
            <text:p>6125.38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169.113" calcext:value-type="float">
            <text:p>6169.113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234.701" calcext:value-type="float">
            <text:p>6234.70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256.564" calcext:value-type="float">
            <text:p>6256.56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279.147" calcext:value-type="float">
            <text:p>6279.14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279.867" calcext:value-type="float">
            <text:p>6279.867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6303.1704" calcext:value-type="float">
            <text:p>6303.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0:16:52.055948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0:17:30.763065734</dc:date>
    <meta:editing-duration>PT52M51S</meta:editing-duration>
    <meta:editing-cycles>12</meta:editing-cycles>
    <meta:generator>LibreOffice/24.2.2.2$Linux_X86_64 LibreOffice_project/420$Build-2</meta:generator>
    <meta:document-statistic meta:table-count="5" meta:cell-count="8019" meta:object-count="0"/>
  </office:meta>
</office:document-meta>
</file>